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199cm" fo:margin-left="0.058cm" fo:margin-top="0cm" fo:margin-bottom="0cm" table:align="left" style:writing-mode="lr-tb"/>
    </style:style>
    <style:style style:name="Tabla1.A" style:family="table-column">
      <style:table-column-properties style:column-width="7.202cm"/>
    </style:style>
    <style:style style:name="Tabla1.B" style:family="table-column">
      <style:table-column-properties style:column-width="7.997cm"/>
    </style:style>
    <style:style style:name="Tabla1.1" style:family="table-row">
      <style:table-row-properties style:min-row-height="1.406cm" fo:keep-together="auto"/>
    </style:style>
    <style:style style:name="Tabla1.A1" style:family="table-cell">
      <style:table-cell-properties style:vertical-align="middle" fo:background-color="#4444cc" fo:padding-left="0.085cm" fo:padding-right="0.111cm" fo:padding-top="0.111cm" fo:padding-bottom="0.111cm" fo:border-left="1.5pt solid #000001" fo:border-right="1.5pt solid #000001" fo:border-top="1.5pt solid #000001" fo:border-bottom="1.5pt solid #0000cc">
        <style:background-image/>
      </style:table-cell-properties>
    </style:style>
    <style:style style:name="Tabla1.2" style:family="table-row">
      <style:table-row-properties style:min-row-height="1.693cm" fo:keep-together="auto"/>
    </style:style>
    <style:style style:name="Tabla1.A2" style:family="table-cell">
      <style:table-cell-properties fo:background-color="#ffffff" fo:padding-left="0.194cm" fo:padding-right="0.22cm" fo:padding-top="0.22cm" fo:padding-bottom="0.22cm" fo:border="1.5pt solid #0000cc">
        <style:background-image/>
      </style:table-cell-properties>
    </style:style>
    <style:style style:name="Tabla1.B2" style:family="table-cell">
      <style:table-cell-properties fo:background-color="#ffffff" fo:padding-left="0.194cm" fo:padding-right="0.22cm" fo:padding-top="0.22cm" fo:padding-bottom="0.22cm" fo:border="1.5pt solid #0000cc">
        <style:background-image/>
      </style:table-cell-properties>
    </style:style>
    <style:style style:name="Tabla1.3" style:family="table-row">
      <style:table-row-properties style:min-row-height="1.887cm" fo:keep-together="auto"/>
    </style:style>
    <style:style style:name="Tabla1.A3" style:family="table-cell">
      <style:table-cell-properties fo:background-color="#ffffff" fo:padding-left="0.194cm" fo:padding-right="0.22cm" fo:padding-top="0.22cm" fo:padding-bottom="0.22cm" fo:border="1.5pt solid #0000cc">
        <style:background-image/>
      </style:table-cell-properties>
    </style:style>
    <style:style style:name="Tabla1.B3" style:family="table-cell">
      <style:table-cell-properties fo:background-color="#ffffff" fo:padding-left="0.194cm" fo:padding-right="0.22cm" fo:padding-top="0.22cm" fo:padding-bottom="0.22cm" fo:border="1.5pt solid #0000cc">
        <style:background-image/>
      </style:table-cell-properties>
    </style:style>
    <style:style style:name="Tabla1.4" style:family="table-row">
      <style:table-row-properties style:min-row-height="0.217cm" fo:keep-together="auto"/>
    </style:style>
    <style:style style:name="Tabla1.A4" style:family="table-cell">
      <style:table-cell-properties fo:background-color="#ffffff" fo:padding-left="0.194cm" fo:padding-right="0.22cm" fo:padding-top="0.22cm" fo:padding-bottom="0.22cm" fo:border="1.5pt solid #0000cc">
        <style:background-image/>
      </style:table-cell-properties>
    </style:style>
    <style:style style:name="Tabla1.B4" style:family="table-cell">
      <style:table-cell-properties fo:background-color="#ffffff" fo:padding-left="0.194cm" fo:padding-right="0.22cm" fo:padding-top="0.22cm" fo:padding-bottom="0.22cm" fo:border="1.5pt solid #0000cc">
        <style:background-image/>
      </style:table-cell-properties>
    </style:style>
    <style:style style:name="Tabla1.5" style:family="table-row">
      <style:table-row-properties style:min-row-height="0.206cm" fo:keep-together="auto"/>
    </style:style>
    <style:style style:name="Tabla1.A5" style:family="table-cell">
      <style:table-cell-properties fo:background-color="#ffffff" fo:padding-left="0.194cm" fo:padding-right="0.22cm" fo:padding-top="0.22cm" fo:padding-bottom="0.22cm" fo:border-left="1.5pt solid #0000cc" fo:border-right="1.5pt solid #0000cc" fo:border-top="none" fo:border-bottom="1.5pt solid #0000cc">
        <style:background-image/>
      </style:table-cell-properties>
    </style:style>
    <style:style style:name="Tabla1.B5" style:family="table-cell">
      <style:table-cell-properties fo:background-color="#ffffff" fo:padding-left="0.194cm" fo:padding-right="0.22cm" fo:padding-top="0.22cm" fo:padding-bottom="0.22cm" fo:border-left="1.5pt solid #0000cc" fo:border-right="1.5pt solid #0000cc" fo:border-top="none" fo:border-bottom="1.5pt solid #0000cc">
        <style:background-image/>
      </style:table-cell-properties>
    </style:style>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37ab" officeooo:paragraph-rsid="000137ab"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37ab" officeooo:paragraph-rsid="002afd85"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37ab" officeooo:paragraph-rsid="0048c5d5" style:font-size-asian="14pt" style:font-weight-asian="bold" style:font-size-complex="14pt" style:font-weight-complex="bold"/>
    </style:style>
    <style:style style:name="P4" style:family="paragraph" style:parent-style-name="Standard">
      <style:text-properties fo:font-size="12pt" style:text-underline-style="none" fo:font-weight="normal" officeooo:rsid="000137ab" officeooo:paragraph-rsid="000137ab"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style:text-underline-style="none" fo:font-weight="normal" officeooo:rsid="000137ab" officeooo:paragraph-rsid="000137ab"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01c531" officeooo:paragraph-rsid="0001c531"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01fc8a" officeooo:paragraph-rsid="0001fc8a"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fo:font-size="12pt" style:text-underline-style="none" fo:font-weight="normal" officeooo:rsid="002afd85" officeooo:paragraph-rsid="002afd85" style:font-size-asian="10.5pt" style:font-weight-asian="normal" style:font-size-complex="12pt" style:font-weight-complex="normal"/>
    </style:style>
    <style:style style:name="P9" style:family="paragraph" style:parent-style-name="Standard">
      <style:text-properties fo:font-size="12pt" style:text-underline-style="none" fo:font-weight="bold" officeooo:rsid="000137ab" officeooo:paragraph-rsid="000137ab" style:font-size-asian="10.5pt" style:font-weight-asian="bold" style:font-size-complex="12pt" style:font-weight-complex="bold"/>
    </style:style>
    <style:style style:name="P10" style:family="paragraph" style:parent-style-name="Standard">
      <style:text-properties fo:font-size="12pt" style:text-underline-style="none" fo:font-weight="bold" officeooo:rsid="0001fc8a" officeooo:paragraph-rsid="0001fc8a" style:font-size-asian="10.5pt" style:font-weight-asian="bold" style:font-size-complex="12pt" style:font-weight-complex="bold"/>
    </style:style>
    <style:style style:name="P11" style:family="paragraph" style:parent-style-name="Standard">
      <style:text-properties fo:font-size="12pt" fo:font-style="normal" style:text-underline-style="none" fo:font-weight="normal" officeooo:rsid="0001fc8a" officeooo:paragraph-rsid="00046656"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normal" officeooo:rsid="00075161" officeooo:paragraph-rsid="00075161"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style:text-underline-style="none" fo:font-weight="normal" officeooo:rsid="000a8e69" officeooo:paragraph-rsid="000a8e69"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style:text-underline-style="none" fo:font-weight="normal" officeooo:rsid="000a8e69" officeooo:paragraph-rsid="0017fbff"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rsid="000a8e69" officeooo:paragraph-rsid="002afd85"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0a8e69" officeooo:paragraph-rsid="0031dc30"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normal" officeooo:rsid="000bfe2e" officeooo:paragraph-rsid="000bfe2e"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style:text-underline-style="none" fo:font-weight="normal" officeooo:rsid="000bfe2e" officeooo:paragraph-rsid="000e7d9e"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normal" officeooo:rsid="0010d2e4" officeooo:paragraph-rsid="0010d2e4"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style:text-underline-style="none" fo:font-weight="normal" officeooo:rsid="0010d2e4" officeooo:paragraph-rsid="00141d3b"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style:text-underline-style="none" fo:font-weight="normal" officeooo:rsid="0011a85c" officeooo:paragraph-rsid="0011a85c"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style:text-underline-style="none" fo:font-weight="normal" officeooo:rsid="0011a85c" officeooo:paragraph-rsid="00141d3b"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style:text-underline-style="none" fo:font-weight="normal" officeooo:rsid="001211e6" officeooo:paragraph-rsid="001211e6"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style:text-underline-style="none" fo:font-weight="normal" officeooo:rsid="0012b000" officeooo:paragraph-rsid="00141d3b"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style:text-underline-style="none" fo:font-weight="normal" officeooo:rsid="0015e8d3" officeooo:paragraph-rsid="0015e8d3" style:font-size-asian="10.5pt" style:font-style-asian="normal" style:font-weight-asian="normal" style:font-size-complex="12pt" style:font-style-complex="normal" style:font-weight-complex="normal"/>
    </style:style>
    <style:style style:name="P26" style:family="paragraph" style:parent-style-name="Standard">
      <style:text-properties fo:font-size="12pt" fo:font-style="normal" style:text-underline-style="none" fo:font-weight="normal" officeooo:rsid="00176c1e" officeooo:paragraph-rsid="00176c1e" style:font-size-asian="10.5pt" style:font-style-asian="normal" style:font-weight-asian="normal" style:font-size-complex="12pt" style:font-style-complex="normal" style:font-weight-complex="normal"/>
    </style:style>
    <style:style style:name="P27" style:family="paragraph" style:parent-style-name="Standard">
      <style:text-properties fo:font-size="12pt" fo:font-style="normal" style:text-underline-style="none" fo:font-weight="normal" officeooo:rsid="00176c1e" officeooo:paragraph-rsid="002afd85" style:font-size-asian="10.5pt" style:font-style-asian="normal" style:font-weight-asian="normal" style:font-size-complex="12pt" style:font-style-complex="normal" style:font-weight-complex="normal"/>
    </style:style>
    <style:style style:name="P28" style:family="paragraph" style:parent-style-name="Standard">
      <style:text-properties fo:font-size="12pt" fo:font-style="normal" style:text-underline-style="none" fo:font-weight="normal" officeooo:rsid="00185558" officeooo:paragraph-rsid="00185558"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font-style="normal" style:text-underline-style="none" fo:font-weight="normal" officeooo:rsid="0019cc17" officeooo:paragraph-rsid="00185558"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font-style="normal" style:text-underline-style="none" fo:font-weight="normal" officeooo:rsid="001b1e92" officeooo:paragraph-rsid="001cea34"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style:text-underline-style="none" fo:font-weight="normal" officeooo:rsid="001e3f21" officeooo:paragraph-rsid="001e3f21"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font-style="normal" style:text-underline-style="none" fo:font-weight="normal" officeooo:rsid="001c99fa" officeooo:paragraph-rsid="001cea34" style:font-size-asian="10.5pt" style:font-style-asian="normal" style:font-weight-asian="normal" style:font-size-complex="12pt" style:font-style-complex="normal" style:font-weight-complex="normal"/>
    </style:style>
    <style:style style:name="P33" style:family="paragraph" style:parent-style-name="Standard">
      <style:text-properties fo:font-size="12pt" fo:font-style="normal" style:text-underline-style="none" fo:font-weight="normal" officeooo:rsid="00244bae" officeooo:paragraph-rsid="00244bae" style:font-size-asian="10.5pt" style:font-style-asian="normal" style:font-weight-asian="normal" style:font-size-complex="12pt" style:font-style-complex="normal" style:font-weight-complex="normal"/>
    </style:style>
    <style:style style:name="P34" style:family="paragraph" style:parent-style-name="Standard">
      <style:text-properties fo:font-size="12pt" fo:font-style="normal" style:text-underline-style="none" fo:font-weight="normal" officeooo:rsid="002af15c" officeooo:paragraph-rsid="002af15c"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center" style:justify-single-word="false"/>
      <style:text-properties fo:font-size="12pt" fo:font-style="normal" style:text-underline-style="none" fo:font-weight="normal" officeooo:rsid="000137ab" officeooo:paragraph-rsid="002afd85"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center" style:justify-single-word="false"/>
      <style:text-properties fo:font-size="12pt" fo:font-style="normal" style:text-underline-style="none" fo:font-weight="normal" officeooo:rsid="000137ab" officeooo:paragraph-rsid="0048c5d5"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center" style:justify-single-word="false"/>
      <style:text-properties fo:font-size="12pt" fo:font-style="normal" style:text-underline-style="none" fo:font-weight="normal" officeooo:rsid="002afd85" officeooo:paragraph-rsid="002afd85"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center" style:justify-single-word="false"/>
      <style:text-properties fo:font-size="12pt" fo:font-style="normal" style:text-underline-style="none" fo:font-weight="normal" officeooo:rsid="002afd85" officeooo:paragraph-rsid="0048c5d5"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style:text-underline-style="none" fo:font-weight="normal" officeooo:rsid="0017fbff" officeooo:paragraph-rsid="002afd85"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style:text-underline-style="none" fo:font-weight="normal" officeooo:rsid="0017fbff" officeooo:paragraph-rsid="0031dc3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style:text-underline-style="none" fo:font-weight="normal" officeooo:rsid="002c7c32" officeooo:paragraph-rsid="002c7c32"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style:text-underline-style="none" fo:font-weight="normal" officeooo:rsid="002dd363" officeooo:paragraph-rsid="002dd363"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style:text-underline-style="none" fo:font-weight="normal" officeooo:rsid="002ef8cc" officeooo:paragraph-rsid="002ef8cc"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style:text-underline-style="none" fo:font-weight="normal" officeooo:rsid="0031dc30" officeooo:paragraph-rsid="0031dc30"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style:text-underline-style="none" fo:font-weight="normal" officeooo:rsid="0031dc30" officeooo:paragraph-rsid="00350ff5"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style:text-underline-style="none" fo:font-weight="normal" officeooo:rsid="0032b237" officeooo:paragraph-rsid="0032b237"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style:text-underline-style="none" fo:font-weight="normal" officeooo:rsid="00332aad" officeooo:paragraph-rsid="00332aad"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style:text-underline-style="none" fo:font-weight="normal" officeooo:rsid="00365c97" officeooo:paragraph-rsid="00365c97"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style:text-underline-style="none" fo:font-weight="normal" officeooo:rsid="00382b01" officeooo:paragraph-rsid="0032b237"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style:text-underline-style="none" fo:font-weight="normal" officeooo:rsid="00382b01" officeooo:paragraph-rsid="00382b01"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style:text-underline-style="none" fo:font-weight="normal" officeooo:rsid="0039a329" officeooo:paragraph-rsid="0039a329"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style:text-underline-style="none" fo:font-weight="normal" officeooo:rsid="0039a329" officeooo:paragraph-rsid="003c1e40"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style:text-underline-style="none" fo:font-weight="normal" officeooo:rsid="0039a329" officeooo:paragraph-rsid="003cb6ae"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style:text-underline-style="none" fo:font-weight="normal" officeooo:rsid="0039a329" officeooo:paragraph-rsid="003eaf2c"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style:text-underline-style="none" fo:font-weight="normal" officeooo:rsid="0039a329" officeooo:paragraph-rsid="0040595e"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style:text-underline-style="none" fo:font-weight="normal" officeooo:rsid="0039a329" officeooo:paragraph-rsid="0043059b"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39a329" officeooo:paragraph-rsid="00434449"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39a329" officeooo:paragraph-rsid="0044d767"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style:text-underline-style="none" fo:font-weight="normal" officeooo:rsid="0039a329" officeooo:paragraph-rsid="00455086"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none" fo:font-weight="normal" officeooo:rsid="003a66e3" officeooo:paragraph-rsid="003a66e3"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style:text-underline-style="none" fo:font-weight="normal" officeooo:rsid="003cb6ae" officeooo:paragraph-rsid="003cb6ae"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style:text-underline-style="none" fo:font-weight="normal" officeooo:rsid="003de97b" officeooo:paragraph-rsid="003eaf2c"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style:text-underline-style="none" fo:font-weight="normal" officeooo:rsid="003eaf2c" officeooo:paragraph-rsid="003eaf2c"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style:text-underline-style="none" fo:font-weight="normal" officeooo:rsid="0040595e" officeooo:paragraph-rsid="0040595e"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style:text-underline-style="none" fo:font-weight="normal" officeooo:rsid="00434449" officeooo:paragraph-rsid="00434449"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style:text-underline-style="none" fo:font-weight="normal" officeooo:rsid="0048c5d5" officeooo:paragraph-rsid="0048c5d5"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style:text-underline-style="none" fo:font-weight="normal" officeooo:rsid="00493ecf" officeooo:paragraph-rsid="00493ecf"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style:text-underline-style="none" fo:font-weight="normal" officeooo:rsid="00495e2c" officeooo:paragraph-rsid="00495e2c"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style:text-underline-style="none" fo:font-weight="normal" officeooo:rsid="004a6926" officeooo:paragraph-rsid="004a6926"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style:text-underline-style="none" fo:font-weight="normal" officeooo:rsid="004d0d76" officeooo:paragraph-rsid="004d0d76"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style:text-underline-style="none" fo:font-weight="normal" officeooo:rsid="004dc233" officeooo:paragraph-rsid="004dc233"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style:text-underline-style="none" fo:font-weight="normal" officeooo:rsid="004f07a1" officeooo:paragraph-rsid="004f07a1"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style:text-underline-style="none" fo:font-weight="normal" officeooo:rsid="004f7e94" officeooo:paragraph-rsid="004f7e94"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style:text-underline-style="none" fo:font-weight="normal" officeooo:rsid="0050a5ab" officeooo:paragraph-rsid="0050a5ab"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normal" style:text-underline-style="none" fo:font-weight="normal" officeooo:rsid="00510709" officeooo:paragraph-rsid="00510709"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size="12pt" fo:font-style="normal" style:text-underline-style="none" fo:font-weight="normal" officeooo:rsid="005387f8" officeooo:paragraph-rsid="005387f8"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size="12pt" fo:font-style="normal" style:text-underline-style="none" fo:font-weight="normal" officeooo:rsid="005491fe" officeooo:paragraph-rsid="005491fe"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style:text-underline-style="none" fo:font-weight="normal" officeooo:rsid="005534ce" officeooo:paragraph-rsid="005534ce"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font-style="normal" style:text-underline-style="none" fo:font-weight="normal" officeooo:rsid="0055c59e" officeooo:paragraph-rsid="0055c59e"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2pt" fo:font-style="normal" style:text-underline-style="none" fo:font-weight="normal" officeooo:rsid="0057ad38" officeooo:paragraph-rsid="0057ad38"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2pt" fo:font-style="normal" style:text-underline-style="none" fo:font-weight="normal" officeooo:rsid="0057bbe3" officeooo:paragraph-rsid="0057bbe3"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style:text-underline-style="none" fo:font-weight="normal" officeooo:rsid="00580393" officeooo:paragraph-rsid="00580393"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style:text-underline-style="none" fo:font-weight="normal" officeooo:rsid="0059c2bf" officeooo:paragraph-rsid="0059c2bf"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style:text-underline-style="none" fo:font-weight="normal" officeooo:rsid="0059c2bf" officeooo:paragraph-rsid="005a83b6"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style:text-underline-style="none" fo:font-weight="normal" officeooo:rsid="0059c2bf" officeooo:paragraph-rsid="005cb5db"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size="12pt" fo:font-style="normal" style:text-underline-style="none" fo:font-weight="normal" officeooo:rsid="005a83b6" officeooo:paragraph-rsid="005cb5db"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size="12pt" fo:font-style="normal" style:text-underline-style="none" fo:font-weight="normal" officeooo:rsid="005cb5db" officeooo:paragraph-rsid="005cb5db"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size="12pt" fo:font-style="normal" style:text-underline-style="none" fo:font-weight="normal" officeooo:rsid="005dc32c" officeooo:paragraph-rsid="005dc32c"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size="12pt" fo:font-style="normal" style:text-underline-style="none" fo:font-weight="normal" officeooo:rsid="005dc32c" officeooo:paragraph-rsid="00626ad9"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style:text-underline-style="none" fo:font-weight="normal" officeooo:rsid="005dc32c" officeooo:paragraph-rsid="006545e9"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font-size="12pt" fo:font-style="normal" style:text-underline-style="none" fo:font-weight="normal" officeooo:rsid="00626ad9" officeooo:paragraph-rsid="00640146"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size="12pt" fo:font-style="normal" style:text-underline-style="none" fo:font-weight="normal" officeooo:rsid="00626ad9" officeooo:paragraph-rsid="006545e9"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font-size="12pt" fo:font-style="normal" style:text-underline-style="none" fo:font-weight="normal" officeooo:rsid="00685ee8" officeooo:paragraph-rsid="00685ee8"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font-size="12pt" fo:font-style="normal" style:text-underline-style="none" fo:font-weight="normal" officeooo:rsid="00685ee8" officeooo:paragraph-rsid="00704a6c"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font-size="12pt" fo:font-style="normal" style:text-underline-style="none" fo:font-weight="normal" officeooo:rsid="00685ee8" officeooo:paragraph-rsid="00774a17"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size="12pt" fo:font-style="normal" style:text-underline-style="none" fo:font-weight="normal" officeooo:rsid="0069ce6e" officeooo:paragraph-rsid="0069ce6e"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font-size="12pt" fo:font-style="normal" style:text-underline-style="none" fo:font-weight="normal" officeooo:rsid="0076e86b" officeooo:paragraph-rsid="0076e86b"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font-size="12pt" fo:font-style="normal" style:text-underline-style="none" fo:font-weight="normal" officeooo:rsid="0076e86b" officeooo:paragraph-rsid="00774a17" style:font-size-asian="10.5pt" style:font-style-asian="normal" style:font-weight-asian="normal" style:font-size-complex="12pt" style:font-style-complex="normal" style:font-weight-complex="normal"/>
    </style:style>
    <style:style style:name="P99" style:family="paragraph" style:parent-style-name="Standard">
      <style:text-properties fo:font-size="12pt" fo:font-style="normal" style:text-underline-style="none" fo:font-weight="bold" officeooo:rsid="000a8e69" officeooo:paragraph-rsid="000a8e69" style:font-size-asian="10.5pt" style:font-style-asian="normal" style:font-weight-asian="bold" style:font-size-complex="12pt" style:font-style-complex="normal" style:font-weight-complex="bold"/>
    </style:style>
    <style:style style:name="P100" style:family="paragraph" style:parent-style-name="Standard">
      <style:text-properties fo:font-size="12pt" fo:font-style="normal" style:text-underline-style="none" fo:font-weight="bold" officeooo:rsid="000a8e69" officeooo:paragraph-rsid="0017fbff" style:font-size-asian="10.5pt" style:font-style-asian="normal" style:font-weight-asian="bold" style:font-size-complex="12pt" style:font-style-complex="normal" style:font-weight-complex="bold"/>
    </style:style>
    <style:style style:name="P101" style:family="paragraph" style:parent-style-name="Standard">
      <style:text-properties fo:font-size="12pt" fo:font-style="normal" style:text-underline-style="none" fo:font-weight="bold" officeooo:rsid="002afd85" officeooo:paragraph-rsid="002afd85" style:font-size-asian="10.5pt" style:font-style-asian="normal" style:font-weight-asian="bold" style:font-size-complex="12pt" style:font-style-complex="normal" style:font-weight-complex="bold"/>
    </style:style>
    <style:style style:name="P102" style:family="paragraph" style:parent-style-name="Standard">
      <style:text-properties fo:font-size="12pt" fo:font-style="normal" style:text-underline-style="none" fo:font-weight="bold" officeooo:rsid="002afd85" officeooo:paragraph-rsid="0031dc30"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fo:font-size="12pt" fo:font-style="normal" style:text-underline-style="none" fo:font-weight="bold" officeooo:rsid="002afd85" officeooo:paragraph-rsid="0039a329"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fo:font-size="12pt" fo:font-style="normal" style:text-underline-style="none" fo:font-weight="bold" officeooo:rsid="0039a329" officeooo:paragraph-rsid="0039a329"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fo:font-size="12pt" fo:font-style="normal" style:text-underline-style="none" fo:font-weight="bold" officeooo:rsid="0039a329" officeooo:paragraph-rsid="003c1e40" style:font-size-asian="10.5pt" style:font-style-asian="normal" style:font-weight-asian="bold" style:font-size-complex="12pt" style:font-style-complex="normal" style:font-weight-complex="bold"/>
    </style:style>
    <style:style style:name="P106" style:family="paragraph" style:parent-style-name="Standard">
      <style:text-properties fo:font-size="10pt" fo:font-style="italic" style:text-underline-style="none" fo:font-weight="normal" officeooo:rsid="0002a39e" officeooo:paragraph-rsid="0002a39e" style:font-size-asian="10pt" style:font-style-asian="italic" style:font-weight-asian="normal" style:font-size-complex="10pt" style:font-style-complex="italic" style:font-weight-complex="normal"/>
    </style:style>
    <style:style style:name="P107" style:family="paragraph" style:parent-style-name="Standard">
      <style:text-properties officeooo:rsid="000bfc37" officeooo:paragraph-rsid="005acb3e"/>
    </style:style>
    <style:style style:name="P108" style:family="paragraph" style:parent-style-name="Standard">
      <style:text-properties officeooo:rsid="005cb5db" officeooo:paragraph-rsid="005cb5db"/>
    </style:style>
    <style:style style:name="P109" style:family="paragraph" style:parent-style-name="Standard">
      <style:paragraph-properties fo:text-align="start" style:justify-single-word="false"/>
      <style:text-properties fo:color="#3399ff" fo:font-size="12pt" fo:font-style="normal" style:text-underline-style="none" fo:font-weight="normal" officeooo:rsid="0059c2bf" officeooo:paragraph-rsid="005cb5db" style:font-size-asian="10.5pt" style:font-style-asian="normal" style:font-weight-asian="normal" style:font-size-complex="12pt" style:font-style-complex="normal" style:font-weight-complex="normal"/>
    </style:style>
    <style:style style:name="P110" style:family="paragraph" style:parent-style-name="Standard">
      <style:paragraph-properties fo:margin-top="0cm" fo:margin-bottom="0cm" loext:contextual-spacing="false" fo:line-height="100%" fo:text-align="center" style:justify-single-word="false"/>
      <style:text-properties officeooo:paragraph-rsid="005acb3e"/>
    </style:style>
    <style:style style:name="P111" style:family="paragraph" style:parent-style-name="Standard">
      <style:paragraph-properties fo:margin-top="0cm" fo:margin-bottom="0cm" loext:contextual-spacing="false" fo:line-height="100%" fo:text-align="justify" style:justify-single-word="false"/>
      <style:text-properties officeooo:paragraph-rsid="005acb3e"/>
    </style:style>
    <style:style style:name="P112" style:family="paragraph" style:parent-style-name="Standard">
      <style:paragraph-properties fo:margin-top="0cm" fo:margin-bottom="0cm" loext:contextual-spacing="false" fo:line-height="100%" fo:text-align="justify" style:justify-single-word="false"/>
      <style:text-properties officeooo:rsid="005cb5db" officeooo:paragraph-rsid="005cb5db"/>
    </style:style>
    <style:style style:name="P113" style:family="paragraph" style:parent-style-name="Standard">
      <style:paragraph-properties fo:text-align="start" style:justify-single-word="false" fo:padding="0.074cm" fo:border-left="none" fo:border-right="none" fo:border-top="none" fo:border-bottom="0.06pt solid #000000" style:join-border="false"/>
      <style:text-properties fo:font-size="12pt" fo:font-style="normal" style:text-underline-style="none" fo:font-weight="normal" officeooo:rsid="00685ee8" officeooo:paragraph-rsid="00704a6c" style:font-size-asian="10.5pt" style:font-style-asian="normal" style:font-weight-asian="normal" style:font-size-complex="12pt" style:font-style-complex="normal" style:font-weight-complex="normal"/>
    </style:style>
    <style:style style:name="P114" style:family="paragraph" style:parent-style-name="Standard" style:list-style-name="L1">
      <style:paragraph-properties fo:text-align="start" style:justify-single-word="false"/>
      <style:text-properties fo:font-size="12pt" fo:font-style="normal" style:text-underline-style="none" fo:font-weight="normal" officeooo:rsid="004d0d76" officeooo:paragraph-rsid="004d0d76" style:font-size-asian="10.5pt" style:font-style-asian="normal" style:font-weight-asian="normal" style:font-size-complex="12pt" style:font-style-complex="normal" style:font-weight-complex="normal"/>
    </style:style>
    <style:style style:name="P115" style:family="paragraph" style:parent-style-name="Standard" style:list-style-name="L1">
      <style:paragraph-properties fo:text-align="start" style:justify-single-word="false"/>
      <style:text-properties fo:font-size="12pt" fo:font-style="normal" style:text-underline-style="none" fo:font-weight="normal" officeooo:rsid="005387f8" officeooo:paragraph-rsid="005387f8" style:font-size-asian="10.5pt" style:font-style-asian="normal" style:font-weight-asian="normal" style:font-size-complex="12pt" style:font-style-complex="normal" style:font-weight-complex="normal"/>
    </style:style>
    <style:style style:name="P116" style:family="paragraph" style:parent-style-name="Standard" style:list-style-name="L1">
      <style:paragraph-properties fo:text-align="start" style:justify-single-word="false"/>
      <style:text-properties fo:font-size="12pt" fo:font-style="normal" style:text-underline-style="none" fo:font-weight="normal" officeooo:rsid="0055c59e" officeooo:paragraph-rsid="0055c59e" style:font-size-asian="10.5pt" style:font-style-asian="normal" style:font-weight-asian="normal" style:font-size-complex="12pt" style:font-style-complex="normal" style:font-weight-complex="normal"/>
    </style:style>
    <style:style style:name="P117" style:family="paragraph" style:parent-style-name="Standard" style:list-style-name="L1">
      <style:paragraph-properties fo:text-align="center" style:justify-single-word="false"/>
      <style:text-properties fo:font-size="12pt" fo:font-style="normal" style:text-underline-style="none" fo:font-weight="normal" officeooo:rsid="0055c59e" officeooo:paragraph-rsid="0055c59e" style:font-size-asian="10.5pt" style:font-style-asian="normal" style:font-weight-asian="normal" style:font-size-complex="12pt" style:font-style-complex="normal" style:font-weight-complex="normal"/>
    </style:style>
    <style:style style:name="P118" style:family="paragraph" style:parent-style-name="Standard" style:list-style-name="L1">
      <style:paragraph-properties fo:text-align="start" style:justify-single-word="false"/>
      <style:text-properties fo:font-size="12pt" fo:font-style="normal" style:text-underline-style="none" fo:font-weight="normal" officeooo:rsid="0057ad38" officeooo:paragraph-rsid="0057ad38" style:font-size-asian="10.5pt" style:font-style-asian="normal" style:font-weight-asian="normal" style:font-size-complex="12pt" style:font-style-complex="normal" style:font-weight-complex="normal"/>
    </style:style>
    <style:style style:name="P119" style:family="paragraph" style:parent-style-name="Standard" style:list-style-name="L1">
      <style:paragraph-properties fo:text-align="start" style:justify-single-word="false"/>
      <style:text-properties fo:font-size="12pt" fo:font-style="normal" style:text-underline-style="none" fo:font-weight="normal" officeooo:rsid="005a83b6" officeooo:paragraph-rsid="005a83b6" style:font-size-asian="10.5pt" style:font-style-asian="normal" style:font-weight-asian="normal" style:font-size-complex="12pt" style:font-style-complex="normal" style:font-weight-complex="normal"/>
    </style:style>
    <style:style style:name="P120" style:family="paragraph" style:parent-style-name="Standard" style:list-style-name="L1">
      <style:paragraph-properties fo:text-align="start" style:justify-single-word="false"/>
      <style:text-properties fo:font-size="12pt" fo:font-style="normal" style:text-underline-style="none" fo:font-weight="normal" officeooo:rsid="005a83b6" officeooo:paragraph-rsid="005cb5db" style:font-size-asian="10.5pt" style:font-style-asian="normal" style:font-weight-asian="normal" style:font-size-complex="12pt" style:font-style-complex="normal" style:font-weight-complex="normal"/>
    </style:style>
    <style:style style:name="P121" style:family="paragraph" style:parent-style-name="Standard" style:list-style-name="L1">
      <style:paragraph-properties fo:text-align="start" style:justify-single-word="false"/>
      <style:text-properties fo:font-size="12pt" fo:font-style="normal" style:text-underline-style="none" fo:font-weight="normal" officeooo:rsid="005cb5db" officeooo:paragraph-rsid="005cb5db" style:font-size-asian="10.5pt" style:font-style-asian="normal" style:font-weight-asian="normal" style:font-size-complex="12pt" style:font-style-complex="normal" style:font-weight-complex="normal"/>
    </style:style>
    <style:style style:name="P122" style:family="paragraph" style:parent-style-name="Standard" style:list-style-name="L1">
      <style:paragraph-properties fo:text-align="start" style:justify-single-word="false"/>
      <style:text-properties fo:font-size="12pt" fo:font-style="normal" style:text-underline-style="none" fo:font-weight="normal" officeooo:rsid="005dc32c" officeooo:paragraph-rsid="005dc32c" style:font-size-asian="10.5pt" style:font-style-asian="normal" style:font-weight-asian="normal" style:font-size-complex="12pt" style:font-style-complex="normal" style:font-weight-complex="normal"/>
    </style:style>
    <style:style style:name="P123" style:family="paragraph" style:parent-style-name="Standard" style:list-style-name="L3">
      <style:paragraph-properties fo:text-align="start" style:justify-single-word="false"/>
      <style:text-properties fo:font-size="12pt" fo:font-style="normal" style:text-underline-style="none" fo:font-weight="normal" officeooo:rsid="005dc32c" officeooo:paragraph-rsid="00774a17" style:font-size-asian="10.5pt" style:font-style-asian="normal" style:font-weight-asian="normal" style:font-size-complex="12pt" style:font-style-complex="normal" style:font-weight-complex="normal"/>
    </style:style>
    <style:style style:name="P124" style:family="paragraph" style:parent-style-name="Standard" style:list-style-name="L3">
      <style:paragraph-properties fo:text-align="start" style:justify-single-word="false"/>
      <style:text-properties fo:font-size="12pt" fo:font-style="normal" style:text-underline-style="none" fo:font-weight="normal" officeooo:rsid="005dc32c" officeooo:paragraph-rsid="007b3f8e" style:font-size-asian="10.5pt" style:font-style-asian="normal" style:font-weight-asian="normal" style:font-size-complex="12pt" style:font-style-complex="normal" style:font-weight-complex="normal"/>
    </style:style>
    <style:style style:name="P125" style:family="paragraph" style:parent-style-name="Standard" style:list-style-name="L2">
      <style:paragraph-properties fo:text-align="start" style:justify-single-word="false"/>
      <style:text-properties fo:font-size="12pt" fo:font-style="normal" style:text-underline-style="none" fo:font-weight="normal" officeooo:rsid="00685ee8" officeooo:paragraph-rsid="00685ee8" style:font-size-asian="10.5pt" style:font-style-asian="normal" style:font-weight-asian="normal" style:font-size-complex="12pt" style:font-style-complex="normal" style:font-weight-complex="normal"/>
    </style:style>
    <style:style style:name="P126" style:family="paragraph" style:parent-style-name="Standard" style:list-style-name="L2">
      <style:paragraph-properties fo:text-align="start" style:justify-single-word="false"/>
      <style:text-properties fo:font-size="12pt" fo:font-style="normal" style:text-underline-style="none" fo:font-weight="normal" officeooo:rsid="0069ce6e" officeooo:paragraph-rsid="0069ce6e" style:font-size-asian="10.5pt" style:font-style-asian="normal" style:font-weight-asian="normal" style:font-size-complex="12pt" style:font-style-complex="normal" style:font-weight-complex="normal"/>
    </style:style>
    <style:style style:name="P127" style:family="paragraph" style:parent-style-name="Standard" style:list-style-name="L3">
      <style:paragraph-properties fo:text-align="start" style:justify-single-word="false"/>
      <style:text-properties fo:font-size="12pt" fo:font-style="normal" style:text-underline-style="none" fo:font-weight="normal" officeooo:rsid="00774a17" officeooo:paragraph-rsid="00774a17" style:font-size-asian="10.5pt" style:font-style-asian="normal" style:font-weight-asian="normal" style:font-size-complex="12pt" style:font-style-complex="normal" style:font-weight-complex="normal"/>
    </style:style>
    <style:style style:name="P128" style:family="paragraph" style:parent-style-name="Standard" style:list-style-name="L3">
      <style:paragraph-properties fo:text-align="start" style:justify-single-word="false"/>
      <style:text-properties fo:font-size="12pt" fo:font-style="normal" style:text-underline-style="none" fo:font-weight="normal" officeooo:rsid="007fe7e5" officeooo:paragraph-rsid="007fe7e5" style:font-size-asian="10.5pt" style:font-style-asian="normal" style:font-weight-asian="normal" style:font-size-complex="12pt" style:font-style-complex="normal" style:font-weight-complex="normal"/>
    </style:style>
    <style:style style:name="P129" style:family="paragraph" style:parent-style-name="Text_20_body" style:list-style-name="L1"/>
    <style:style style:name="T1" style:family="text">
      <style:text-properties officeooo:rsid="0001c531"/>
    </style:style>
    <style:style style:name="T2" style:family="text">
      <style:text-properties style:text-underline-style="solid" style:text-underline-width="auto" style:text-underline-color="font-color"/>
    </style:style>
    <style:style style:name="T3" style:family="text">
      <style:text-properties officeooo:rsid="00029e40"/>
    </style:style>
    <style:style style:name="T4" style:family="text">
      <style:text-properties officeooo:rsid="00046656"/>
    </style:style>
    <style:style style:name="T5" style:family="text">
      <style:text-properties officeooo:rsid="0004fdd1"/>
    </style:style>
    <style:style style:name="T6" style:family="text">
      <style:text-properties officeooo:rsid="00081e0e"/>
    </style:style>
    <style:style style:name="T7" style:family="text">
      <style:text-properties officeooo:rsid="00085cfd"/>
    </style:style>
    <style:style style:name="T8" style:family="text">
      <style:text-properties officeooo:rsid="000e7d9e"/>
    </style:style>
    <style:style style:name="T9" style:family="text">
      <style:text-properties officeooo:rsid="000f016a"/>
    </style:style>
    <style:style style:name="T10" style:family="text">
      <style:text-properties officeooo:rsid="000f947e"/>
    </style:style>
    <style:style style:name="T11" style:family="text">
      <style:text-properties officeooo:rsid="000bfe2e"/>
    </style:style>
    <style:style style:name="T12" style:family="text">
      <style:text-properties officeooo:rsid="0017fbff"/>
    </style:style>
    <style:style style:name="T13" style:family="text">
      <style:text-properties officeooo:rsid="0019cc17"/>
    </style:style>
    <style:style style:name="T14" style:family="text">
      <style:text-properties officeooo:rsid="001cea34"/>
    </style:style>
    <style:style style:name="T15" style:family="text">
      <style:text-properties officeooo:rsid="001e750b"/>
    </style:style>
    <style:style style:name="T16" style:family="text">
      <style:text-properties officeooo:rsid="001fee1f"/>
    </style:style>
    <style:style style:name="T17" style:family="text">
      <style:text-properties officeooo:rsid="002054f7"/>
    </style:style>
    <style:style style:name="T18" style:family="text">
      <style:text-properties officeooo:rsid="0024e305"/>
    </style:style>
    <style:style style:name="T19" style:family="text">
      <style:text-properties officeooo:rsid="002900c8"/>
    </style:style>
    <style:style style:name="T20" style:family="text">
      <style:text-properties officeooo:rsid="002afd85"/>
    </style:style>
    <style:style style:name="T21" style:family="text">
      <style:text-properties officeooo:rsid="002c7c32"/>
    </style:style>
    <style:style style:name="T22" style:family="text">
      <style:text-properties officeooo:rsid="002e2c12"/>
    </style:style>
    <style:style style:name="T23" style:family="text">
      <style:text-properties officeooo:rsid="002f0f32"/>
    </style:style>
    <style:style style:name="T24" style:family="text">
      <style:text-properties officeooo:rsid="00301a2a"/>
    </style:style>
    <style:style style:name="T25" style:family="text">
      <style:text-properties officeooo:rsid="0031dc30"/>
    </style:style>
    <style:style style:name="T26" style:family="text">
      <style:text-properties officeooo:rsid="0032b237"/>
    </style:style>
    <style:style style:name="T27" style:family="text">
      <style:text-properties officeooo:rsid="0033e09c"/>
    </style:style>
    <style:style style:name="T28" style:family="text">
      <style:text-properties officeooo:rsid="00365c97"/>
    </style:style>
    <style:style style:name="T29" style:family="text">
      <style:text-properties officeooo:rsid="00386308"/>
    </style:style>
    <style:style style:name="T30" style:family="text">
      <style:text-properties officeooo:rsid="0039a329"/>
    </style:style>
    <style:style style:name="T31" style:family="text">
      <style:text-properties officeooo:rsid="003baabe"/>
    </style:style>
    <style:style style:name="T32" style:family="text">
      <style:text-properties officeooo:rsid="003c1e40"/>
    </style:style>
    <style:style style:name="T33" style:family="text">
      <style:text-properties officeooo:rsid="003cb6ae"/>
    </style:style>
    <style:style style:name="T34" style:family="text">
      <style:text-properties officeooo:rsid="003de97b"/>
    </style:style>
    <style:style style:name="T35" style:family="text">
      <style:text-properties officeooo:rsid="003eaf2c"/>
    </style:style>
    <style:style style:name="T36" style:family="text">
      <style:text-properties officeooo:rsid="003ffb81"/>
    </style:style>
    <style:style style:name="T37" style:family="text">
      <style:text-properties officeooo:rsid="0040595e"/>
    </style:style>
    <style:style style:name="T38" style:family="text">
      <style:text-properties officeooo:rsid="0042570f"/>
    </style:style>
    <style:style style:name="T39" style:family="text">
      <style:text-properties officeooo:rsid="0043059b"/>
    </style:style>
    <style:style style:name="T40" style:family="text">
      <style:text-properties officeooo:rsid="00434449"/>
    </style:style>
    <style:style style:name="T41" style:family="text">
      <style:text-properties fo:font-size="10.5pt" fo:font-style="italic" officeooo:rsid="00434449" style:font-style-asian="italic" style:font-size-complex="10.5pt" style:font-style-complex="italic"/>
    </style:style>
    <style:style style:name="T42" style:family="text">
      <style:text-properties fo:font-size="10.5pt" fo:font-style="italic" officeooo:rsid="0044d767" style:font-style-asian="italic" style:font-size-complex="10.5pt" style:font-style-complex="italic"/>
    </style:style>
    <style:style style:name="T43" style:family="text">
      <style:text-properties fo:font-size="10.5pt" fo:font-style="italic" officeooo:rsid="00455086" style:font-style-asian="italic" style:font-size-complex="10.5pt" style:font-style-complex="italic"/>
    </style:style>
    <style:style style:name="T44" style:family="text">
      <style:text-properties fo:font-size="10.5pt" officeooo:rsid="00774a17" style:font-size-complex="10.5pt"/>
    </style:style>
    <style:style style:name="T45" style:family="text">
      <style:text-properties officeooo:rsid="0044d767"/>
    </style:style>
    <style:style style:name="T46" style:family="text">
      <style:text-properties officeooo:rsid="00455086"/>
    </style:style>
    <style:style style:name="T47" style:family="text">
      <style:text-properties officeooo:rsid="00459ec2"/>
    </style:style>
    <style:style style:name="T48" style:family="text">
      <style:text-properties officeooo:rsid="0048c5d5"/>
    </style:style>
    <style:style style:name="T49" style:family="text">
      <style:text-properties officeooo:rsid="00493ecf"/>
    </style:style>
    <style:style style:name="T50" style:family="text">
      <style:text-properties officeooo:rsid="00495e2c"/>
    </style:style>
    <style:style style:name="T51" style:family="text">
      <style:text-properties officeooo:rsid="004a6926"/>
    </style:style>
    <style:style style:name="T52" style:family="text">
      <style:text-properties officeooo:rsid="004dc233"/>
    </style:style>
    <style:style style:name="T53" style:family="text">
      <style:text-properties officeooo:rsid="004f7e94"/>
    </style:style>
    <style:style style:name="T54" style:family="text">
      <style:text-properties fo:font-style="italic" style:text-underline-style="solid" style:text-underline-width="auto" style:text-underline-color="font-color" style:font-style-asian="italic" style:font-style-complex="italic"/>
    </style:style>
    <style:style style:name="T55" style:family="text">
      <style:text-properties fo:font-style="italic" style:font-style-asian="italic" style:font-style-complex="italic"/>
    </style:style>
    <style:style style:name="T56" style:family="text">
      <style:text-properties fo:color="#990000"/>
    </style:style>
    <style:style style:name="T57" style:family="text">
      <style:text-properties fo:color="#990000" officeooo:rsid="005a83b6"/>
    </style:style>
    <style:style style:name="T58" style:family="text">
      <style:text-properties fo:color="#990000" fo:font-style="italic" style:font-style-asian="italic" style:font-style-complex="italic"/>
    </style:style>
    <style:style style:name="T59" style:family="text">
      <style:text-properties fo:color="#990000" fo:font-size="10pt" officeooo:rsid="005a83b6" style:font-name-asian="Times New Roman1" style:font-size-asian="10pt" style:language-asian="es" style:country-asian="ES" style:font-size-complex="10pt"/>
    </style:style>
    <style:style style:name="T60" style:family="text">
      <style:text-properties fo:color="#990000" fo:font-size="10pt" officeooo:rsid="005a83b6" style:font-name-asian="Times New Roman1" style:font-size-asian="10pt" style:language-asian="es" style:country-asian="ES" style:font-name-complex="Arial" style:font-size-complex="10pt"/>
    </style:style>
    <style:style style:name="T61" style:family="text">
      <style:text-properties fo:color="#990000" fo:font-size="10pt" fo:language="nb" fo:country="NO" fo:font-style="normal" style:text-underline-style="none" fo:font-weight="normal" officeooo:rsid="005a83b6" style:font-name-asian="Times New Roman1" style:font-size-asian="10pt" style:language-asian="es" style:country-asian="ES" style:font-style-asian="normal" style:font-weight-asian="normal" style:font-name-complex="Arial" style:font-size-complex="10pt" style:font-style-complex="normal" style:font-weight-complex="normal"/>
    </style:style>
    <style:style style:name="T62" style:family="text">
      <style:text-properties fo:color="#990000" fo:font-size="10pt" fo:language="de" fo:country="DE" fo:font-style="normal" style:text-underline-style="none" fo:font-weight="normal" officeooo:rsid="005a83b6" style:font-name-asian="Times New Roman1" style:font-size-asian="10pt" style:language-asian="es" style:country-asian="ES" style:font-style-asian="normal" style:font-weight-asian="normal" style:font-size-complex="10pt" style:font-style-complex="normal" style:font-weight-complex="normal"/>
    </style:style>
    <style:style style:name="T63" style:family="text">
      <style:text-properties fo:color="#990000" fo:font-size="12pt" fo:font-style="normal" style:text-underline-style="none" fo:font-weight="normal" officeooo:rsid="0059c2bf" style:font-size-asian="10.5pt" style:font-style-asian="normal" style:font-weight-asian="normal" style:font-size-complex="12pt" style:font-style-complex="normal" style:font-weight-complex="normal"/>
    </style:style>
    <style:style style:name="T64" style:family="text">
      <style:text-properties fo:color="#990000" style:text-underline-style="none" fo:font-weight="normal" style:font-weight-asian="normal" style:font-weight-complex="normal"/>
    </style:style>
    <style:style style:name="T65" style:family="text">
      <style:text-properties fo:color="#0066cc"/>
    </style:style>
    <style:style style:name="T66" style:family="text">
      <style:text-properties fo:color="#0066cc" officeooo:rsid="005a83b6"/>
    </style:style>
    <style:style style:name="T67" style:family="text">
      <style:text-properties fo:color="#0066cc" fo:font-style="italic" style:font-style-asian="italic" style:font-style-complex="italic"/>
    </style:style>
    <style:style style:name="T68" style:family="text">
      <style:text-properties fo:color="#ffffff" style:font-name="Courier" fo:font-size="8pt" fo:font-weight="bold" style:font-name-asian="Times New Roman1" style:font-size-asian="8pt" style:language-asian="es" style:country-asian="ES" style:font-weight-asian="bold" style:font-name-complex="Arial" style:font-size-complex="8pt" style:font-weight-complex="bold"/>
    </style:style>
    <style:style style:name="T69" style:family="text">
      <style:text-properties fo:color="#ffffff" style:font-name="Courier" fo:font-size="10pt" fo:font-weight="bold" style:font-name-asian="Times New Roman1" style:font-size-asian="10pt" style:language-asian="es" style:country-asian="ES" style:font-weight-asian="bold" style:font-name-complex="Arial" style:font-size-complex="10pt" style:font-weight-complex="bold"/>
    </style:style>
    <style:style style:name="T70" style:family="text">
      <style:text-properties fo:color="#ffffff" style:font-name="Times New Roman" fo:font-size="8pt" style:font-name-asian="Times New Roman1" style:font-size-asian="8pt" style:language-asian="es" style:country-asian="ES" style:font-size-complex="8pt"/>
    </style:style>
    <style:style style:name="T71" style:family="text">
      <style:text-properties fo:color="#ffffff" style:font-name="Times New Roman" fo:font-size="12pt" style:font-name-asian="Times New Roman1" style:font-size-asian="12pt" style:language-asian="es" style:country-asian="ES" style:font-size-complex="12pt"/>
    </style:style>
    <style:style style:name="T72" style:family="text">
      <style:text-properties fo:color="#ffffff" fo:font-size="10pt" style:font-name-asian="Times New Roman1" style:font-size-asian="10pt" style:language-asian="es" style:country-asian="ES" style:font-size-complex="10pt"/>
    </style:style>
    <style:style style:name="T73" style:family="text">
      <style:text-properties fo:color="#ffffff" fo:font-size="10pt" fo:language="de" fo:country="DE" style:font-name-asian="Times New Roman1" style:font-size-asian="10pt" style:language-asian="es" style:country-asian="ES" style:font-size-complex="10pt"/>
    </style:style>
    <style:style style:name="T74" style:family="text">
      <style:text-properties fo:color="#ff0000" fo:font-size="10pt" fo:font-weight="bold" style:font-name-asian="Times New Roman1" style:font-size-asian="10pt" style:language-asian="es" style:country-asian="ES" style:font-weight-asian="bold" style:font-name-complex="Arial" style:font-size-complex="10pt" style:font-weight-complex="bold"/>
    </style:style>
    <style:style style:name="T75" style:family="text">
      <style:text-properties fo:color="#ff0000" fo:font-size="10pt" fo:language="nb" fo:country="NO" fo:font-weight="bold" style:font-name-asian="Times New Roman1" style:font-size-asian="10pt" style:language-asian="es" style:country-asian="ES" style:font-weight-asian="bold" style:font-name-complex="Arial" style:font-size-complex="10pt" style:font-weight-complex="bold"/>
    </style:style>
    <style:style style:name="T76" style:family="text">
      <style:text-properties fo:color="#ff0000" fo:font-size="10pt" fo:language="de" fo:country="DE" style:font-name-asian="Times New Roman1" style:font-size-asian="10pt" style:language-asian="es" style:country-asian="ES" style:font-size-complex="10pt"/>
    </style:style>
    <style:style style:name="T77" style:family="text">
      <style:text-properties officeooo:rsid="005cb5db"/>
    </style:style>
    <style:style style:name="T78" style:family="text">
      <style:text-properties fo:font-weight="bold" style:font-weight-asian="bold" style:font-weight-complex="bold"/>
    </style:style>
    <style:style style:name="T79" style:family="text">
      <style:text-properties fo:color="#3399ff" fo:font-size="10pt" fo:font-weight="bold" officeooo:rsid="005a83b6" style:font-name-asian="Times New Roman1" style:font-size-asian="10pt" style:language-asian="es" style:country-asian="ES" style:font-weight-asian="bold" style:font-name-complex="Arial" style:font-size-complex="10pt" style:font-weight-complex="bold"/>
    </style:style>
    <style:style style:name="T80" style:family="text">
      <style:text-properties fo:font-size="10pt" fo:language="nb" fo:country="NO" fo:font-weight="bold" officeooo:rsid="005a83b6" style:font-name-asian="Times New Roman1" style:font-size-asian="10pt" style:language-asian="es" style:country-asian="ES" style:font-weight-asian="bold" style:font-name-complex="Arial" style:font-size-complex="10pt" style:font-weight-complex="bold"/>
    </style:style>
    <style:style style:name="T81" style:family="text">
      <style:text-properties fo:font-size="10pt" fo:language="de" fo:country="DE" officeooo:rsid="005a83b6" style:font-name-asian="Times New Roman1" style:font-size-asian="10pt" style:language-asian="es" style:country-asian="ES" style:font-size-complex="10pt"/>
    </style:style>
    <style:style style:name="T82" style:family="text">
      <style:text-properties officeooo:rsid="005e78ac"/>
    </style:style>
    <style:style style:name="T83" style:family="text">
      <style:text-properties officeooo:rsid="00605d1b"/>
    </style:style>
    <style:style style:name="T84" style:family="text">
      <style:text-properties officeooo:rsid="0060d322"/>
    </style:style>
    <style:style style:name="T85" style:family="text">
      <style:text-properties officeooo:rsid="00626ad9"/>
    </style:style>
    <style:style style:name="T86" style:family="text">
      <style:text-properties officeooo:rsid="0066630c"/>
    </style:style>
    <style:style style:name="T87" style:family="text">
      <style:text-properties officeooo:rsid="0067427f"/>
    </style:style>
    <style:style style:name="T88" style:family="text">
      <style:text-properties officeooo:rsid="00698c72"/>
    </style:style>
    <style:style style:name="T89" style:family="text">
      <style:text-properties officeooo:rsid="0069ce6e"/>
    </style:style>
    <style:style style:name="T90" style:family="text">
      <style:text-properties officeooo:rsid="006bf173"/>
    </style:style>
    <style:style style:name="T91" style:family="text">
      <style:text-properties officeooo:rsid="00704a6c"/>
    </style:style>
    <style:style style:name="T92" style:family="text">
      <style:text-properties officeooo:rsid="0072172e"/>
    </style:style>
    <style:style style:name="T93" style:family="text">
      <style:text-properties officeooo:rsid="0075d13f"/>
    </style:style>
    <style:style style:name="T94" style:family="text">
      <style:text-properties officeooo:rsid="0076e86b"/>
    </style:style>
    <style:style style:name="T95" style:family="text">
      <style:text-properties officeooo:rsid="00774a17"/>
    </style:style>
    <style:style style:name="T96" style:family="text">
      <style:text-properties officeooo:rsid="0082560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nguaje de Marcas</text:p>
      <text:p text:style-name="P8">Tema 1</text:p>
      <text:p text:style-name="P5">~~Introducción a los lenguajes de programación~~</text:p>
      <text:p text:style-name="P4"/>
      <text:p text:style-name="P9">1.1 Introducción.</text:p>
      <text:p text:style-name="P4"/>
      <text:p text:style-name="P4">Una aplicación informática se basa en el proceso y tratamiento de información.</text:p>
      <text:p text:style-name="P4">De hecho la palabra “informática” tiene su origen en (Info -) información y (-mática) automática, y es la ciencia que estudia el tratamiento automático de la información.</text:p>
      <text:p text:style-name="P4"/>
      <text:p text:style-name="P4">- <text:span text:style-name="T1">Tratamiento informático:</text:span></text:p>
      <text:p text:style-name="P6">Se basa en el tratamiento que se aplica a un conjunto de información. El tratamiento sigue el siguiente esquema:</text:p>
      <text:p text:style-name="P6">Entrada → Proceso → Salida</text:p>
      <text:p text:style-name="P6"/>
      <text:p text:style-name="P6">La <text:span text:style-name="T2">entrada</text:span> es la información a modificar, el <text:span text:style-name="T2">proceso</text:span> es la transformación que se le aplica a la entrada y la <text:span text:style-name="T2">salida</text:span> es la información modificada.</text:p>
      <text:p text:style-name="P6"/>
      <text:p text:style-name="P6">En el proceso de la información se realizan diversas operaciones de distinta complejidad.</text:p>
      <text:p text:style-name="P6">· Operaciones aritméticas: +, -, x, /.</text:p>
      <text:p text:style-name="P6">· Operaciones relacionales: &lt;, &gt;, =, &lt;=, etc...</text:p>
      <text:p text:style-name="P7">· Control de flujo: condicionales, bucles, etc...</text:p>
      <text:p text:style-name="P7"/>
      <text:p text:style-name="P7">Primitivas de entrada /salida (escribir/leer)</text:p>
      <text:p text:style-name="P7"/>
      <text:p text:style-name="P7">Según sea la combinación de operaciones en el proceso, la aplicación informática será de mator complejidad. La manera de especificar estas operaciones que componen una aplicación informática es mediante el uso de lenguajes de programación.</text:p>
      <text:p text:style-name="P7"/>
      <text:p text:style-name="P7"/>
      <text:p text:style-name="P7"/>
      <text:p text:style-name="P10">1.2 Lenguajes de programación.</text:p>
      <text:p text:style-name="P7"/>
      <text:p text:style-name="P7">Especifican el conjunto de operaciones que es posible realizar sobre un dispositivo informático. Los distintos tipos de lenguajes son:</text:p>
      <text:p text:style-name="P7"/>
      <text:p text:style-name="P7"><text:s/>· Lenguaje máquina: <text:span text:style-name="T3">Esta formado por ceros y unos. Determinan el conjunto de las instrucciones posibles que se pueden realizar sobre un microprocesador concreto. Cada procesador contiene sus propias instrucciones. Por ello, los lenguajes escritos en lenguaje máquina escritos para un microprocesador concreto solo son válidos para ese entorno. Si queremos utilizar el mismo programa en otro microprocesador, hau que adaptar el mismo al conjunto de instrucciones del nuevo microprocesador. (Ej. Intel → Mac). Los programas escritos para un microprocesador no pueden emplearse para otro entorno, por eso se dice que este tipo de lenguaje son “no portables”.</text:span></text:p>
      <text:p text:style-name="P7"/>
      <text:p text:style-name="P106"><text:span text:style-name="T4">[</text:span>La ventaja es que es muy rápido, pero el mayor inconveniente es que un pequeño error, puede cambiar completamente el significado de instrucción y hacer una cosa completamente distinta. Así mismo cuando cambiamos de máquina, esta tendrá su propias instrucciones y su código binario tiene que ser adaptado para esa clase de máquina. <text:span text:style-name="T4">Esto se denominaría “Programa no portable” (no se puede trasladar de una máquina a otra)]</text:span></text:p>
      <text:p text:style-name="P106"/>
      <text:p text:style-name="P11"><text:s/>· Lenguaje <text:span text:style-name="T4">ensamblador: Se pasa de los ceros y unos del lenguaje máquina a una serie de caracteres alfabéticos parecidos al lenguaje natural llamados nemónicos. Se caracterizan por:</text:span></text:p>
      <text:p text:style-name="P11"><text:tab/></text:p>
      <text:p text:style-name="P11"><text:tab/>- <text:span text:style-name="T5">Los programas escritos son igual de largos que en lenguaje máquina.</text:span></text:p>
      <text:p text:style-name="P11"><text:soft-page-break/><text:tab/>- <text:span text:style-name="T5">Son “fácilmente” (al menos un poco más) revisables, comparado con lenguaje máquina.</text:span></text:p>
      <text:p text:style-name="P11"><text:tab/>- <text:span text:style-name="T5">Son propios de cada máquina (no portables).</text:span></text:p>
      <text:p text:style-name="P11"/>
      <text:p text:style-name="P12">· Lenguaje de alto nivel: Son independientes de la arquitectura del microprocesador en el que se ejecutan. Son compatibles entre distintos entornos de utilización. Los lenguajes de alto nivel se caracterizan por:</text:p>
      <text:p text:style-name="P12"><text:tab/>- Los programas escritos en este tipo de lenguajes son más cortos que los programas escritos <text:tab/>en lenguajes ensambladores o máquina.</text:p>
      <text:p text:style-name="P12"><text:tab/>-<text:span text:style-name="T6">Al separarse del lenguaje máquina <text:s/>se necesita una herramienta externa que se encargue de <text:tab/></text:span></text:p>
      <text:p text:style-name="P12"><text:tab/><text:span text:style-name="T6">realizar la traducción al lenguaje máquina. Este tipo de herramienta se denominan <text:tab/>traductores.</text:span></text:p>
      <text:p text:style-name="P12"><text:tab/>- <text:span text:style-name="T7">Los programasen lenguajes de alto nivel son portables.</text:span></text:p>
      <text:p text:style-name="P12"/>
      <text:p text:style-name="P12"/>
      <text:p text:style-name="P12"/>
      <text:p text:style-name="P99">1.3 Fases de elaboración de un programa.</text:p>
      <text:p text:style-name="P13"/>
      <text:p text:style-name="P13">Análisis → Diseño → Codificación → Explotación → Mantenimiento.</text:p>
      <text:p text:style-name="P13"/>
      <text:p text:style-name="P13">1. <text:span text:style-name="T2">Análisis</text:span>: Se realiza la toma de datos del problema. Si el sistema se realiza sobre las necesidades de un cliente, será necesaria la toma de datos con los usuarios implicados para la especificación de procesos, requerimientos, etc.</text:p>
      <text:p text:style-name="P13"/>
      <text:p text:style-name="P17">Como salida del análisis obtendremos la especificación de requerimientos. Esta especificación lo que hace es marcar lo que se debe hacer en el programa.</text:p>
      <text:p text:style-name="P17"/>
      <text:p text:style-name="P17">2. <text:span text:style-name="T2">Diseño</text:span>: Se diseña el sistema con una codificación lógica que proporcione soluciones concretas a los requerimientos detectados en la fase de análisis. <text:span text:style-name="T8">Como salida de esta fase, se generan diferentes diagramas:</text:span></text:p>
      <text:p text:style-name="P18"><text:tab/>*<text:span text:style-name="T8">Diagrama entidad-relación: Punto de vista de los datos.</text:span></text:p>
      <text:p text:style-name="P18"><text:tab/>*<text:span text:style-name="T8">Diagrama de flujo de datos: Punto de vista de los procesos y los datos.</text:span></text:p>
      <text:p text:style-name="P18"><text:tab/>*<text:span text:style-name="T8">Diagramas de despliegue: Punto de vista de la infraestructura.</text:span></text:p>
      <text:p text:style-name="P18"><text:tab/>*<text:span text:style-name="T9">Diagrama de acción: Punto de vista de las instrucciones.</text:span></text:p>
      <text:p text:style-name="P18"><text:tab/>*<text:span text:style-name="T10">UML: Metodología de diferentes diagramas de una aplicación.</text:span></text:p>
      <text:p text:style-name="P19"/>
      <text:p text:style-name="P20"><text:span text:style-name="T11">Como salida obtendremos d</text:span>iagramas que resuelven la aplicación (Cómo se realiza el programa)</text:p>
      <text:p text:style-name="P19"/>
      <text:p text:style-name="P19">3. <text:span text:style-name="T2">Codificación</text:span>: Traducción a lenguaje de programación de los diseños generados previamente. También se incluye las pruebas unitarias y de integración de la aplicación.</text:p>
      <text:p text:style-name="P19"/>
      <text:p text:style-name="P22"><text:span text:style-name="T11">Como salida obtendremos p</text:span>rogramas escritos en lenguajes de programación que resuelven los diagramas planteados en el diseño.</text:p>
      <text:p text:style-name="P21"/>
      <text:p text:style-name="P23">4. <text:span text:style-name="T2">Explotación</text:span>: Implantación del sistema sobre el entorno de ejecución real. Adaptando los programas a pruebas de integración real masivas, de stress que comprueben el perfecto funcionamiento de la aplicación en entornos de explotación definitivos.</text:p>
      <text:p text:style-name="P23"/>
      <text:p text:style-name="P24"><text:span text:style-name="T11">Como salida obtendremos p</text:span>rogramas escritos en lenguaje de programación que se encuentran ejecutándose en el entorno real.</text:p>
      <text:p text:style-name="P24"/>
      <text:p text:style-name="P25">5. <text:span text:style-name="T2">Mantenimiento</text:span>: Pasada la fase de explotación comienza la fase de vida útil de la aplicación. En esta fase se realizan correcciones y modificaciones a la aplicación como: mejoras, adaptaciones y <text:soft-page-break/>mantenimiento operativo de la aplicación</text:p>
      <text:p text:style-name="P26">Como salida obtendremos el programa operativo en entorno real con mejoras y adaptaciones necesarias para alargar la vida útil del mismo.</text:p>
      <text:p text:style-name="P26"/>
      <text:p text:style-name="P100">1.<text:span text:style-name="T12">4 Traductores</text:span></text:p>
      <text:p text:style-name="P14"/>
      <text:p text:style-name="P14">A<text:span text:style-name="T12">parecen por la necesidad de salvar el salto semántico entre el lenguaje máquina y los lenguajes de medio-alto nivel.</text:span></text:p>
      <text:p text:style-name="P28">Existen tres tipos de traductores principales:</text:p>
      <text:p text:style-name="P28"><text:s text:c="3"/>1. Ensamblador: Traduce cada instrucción de lenguaje ensamblador a lenguaje máquina. <text:span text:style-name="T13">Además, este tipo de traductores suelen incorporar herramientas de ejecución y seguimiento.</text:span></text:p>
      <text:p text:style-name="P29"><text:s text:c="3"/>2. Intérprete: Traductor que funciona traduciendo instrucción por instrucción de un lenguaje de alto nivel a lenguaje máquina. Después de hacer esto, ejecuta la instrucción traducida.</text:p>
      <text:p text:style-name="P30"/>
      <text:p text:style-name="P30">Los traductores intérprete tienen la ventaja de ser rápidos de programar, ya que la curva de aprendizaje es muy suave, <text:span text:style-name="T14">también que los intérpretes son sencillos de implementar</text:span>. </text:p>
      <text:p text:style-name="P30"/>
      <text:p text:style-name="P32">Como inconveniente tendríamos que los programas generados no están libres de errores. También, los errores se producen en tiempo de ejecución. Por último, mencionar que los programas resultantes siempre tienen que traducirse antes de ejecutarse en la máquina destino, ralentizando la ejecución del programa.</text:p>
      <text:p text:style-name="P30"/>
      <text:p text:style-name="P31">Algunos lenguajes interpretados serían tales como HTML, Javascript, Python, LISP.</text:p>
      <text:p text:style-name="P31"/>
      <text:p text:style-name="P31"><text:s text:c="3"/>3. Compiladores: Un compilador traduce un programa completo de un lenguaje de alto nivel a lenguaje máquina. Una vez generado el programa en lenguaje máquina, lo ejecuta para realizar este proceso, sigue las siguientes fases: </text:p>
      <text:p text:style-name="P31"/>
      <text:p text:style-name="P31">Edición → Compilación → linkado → Ejecución</text:p>
      <text:p text:style-name="P31"/>
      <text:p text:style-name="P31">* Edición: Escritura del código fuente del programa. El resultado de esto daría el Programa fuente.</text:p>
      <text:p text:style-name="P31">* <text:span text:style-name="T15">Compilación: Traducción del programa fuente a lo que llamaremos Programa objeto. Se comprueba que el programa esté libre de errores. Como resultado final de esta fase, tendríamos, como ya hemos mencionado, el programa objeto.</text:span></text:p>
      <text:p text:style-name="P31">* <text:span text:style-name="T16">Linkado: La unión de diferentes programa objeto en un único ejecutable. Como resultado obtendremos el ejecutable.</text:span></text:p>
      <text:p text:style-name="P31">* <text:span text:style-name="T17">Ejecución: Ejecución del programa en entorno de pruebas y explotación.</text:span></text:p>
      <text:p text:style-name="P31"/>
      <text:p text:style-name="P33">Los compiladores tienen una serie de ventajas como pueden ser que los programas generados con un compilador, están libres de errores sintácticos y semánticos (que equivalen aproximadamente al 90% de los errores). <text:span text:style-name="T19">Los programas ejecutables, además, son diez veces más rápidos que los interpretados ya que no necesitan traducción instantánea. También, la capacidad de depurar el programa fuente hasta conseguir una edición libre de errores es un proceso metódico que es muy diferente en compiladores e intérpretes.</text:span></text:p>
      <text:p text:style-name="P33">Así mismo, también tienen una serie de inconvenientes, tales como que la curva de aprendizaje es mayor respecto a los lenguajes interpretados. <text:span text:style-name="T18">También, los errores pueden aparecer en la fase de ejecución sobre un programa ejecutable revisado y limpio de errores. </text:span></text:p>
      <text:p text:style-name="P33"/>
      <text:p text:style-name="P34">Algunos lenguajes compilados serían tales como C, C++, Java, Pascal, Visual Basic, C#, Fortran</text:p>
      <text:p text:style-name="P33"/>
      <text:p text:style-name="P33"/>
      <text:p text:style-name="P33"/>
      <text:p text:style-name="P33"><text:soft-page-break/></text:p>
      <text:p text:style-name="P2">Lenguaje de Marcas</text:p>
      <text:p text:style-name="P37">Tema 2</text:p>
      <text:p text:style-name="P35">~~<text:span text:style-name="T20">Introducción a lenguajes de marcas</text:span>~~</text:p>
      <text:p text:style-name="P27"/>
      <text:p text:style-name="P101">2.1 Concepto y ventajas</text:p>
      <text:p text:style-name="P15"/>
      <text:p text:style-name="P39">Las marcas son una serie de elementos que se utilizan para destacar partes de un mensaje:</text:p>
      <text:p text:style-name="P15"><text:s text:c="2"/>- <text:span text:style-name="T20">Lenguaje hablado: Se utilizan ciertas expresiones para enfatizar partes de un mensaje.</text:span></text:p>
      <text:p text:style-name="P15"><text:s text:c="2"/>- <text:span text:style-name="T21">Lenguaje escrito: Se utilizan elementos de caligrafía (negrita, subrayado, cursiva, etc).</text:span></text:p>
      <text:p text:style-name="P15"><text:s text:c="2"/>- <text:span text:style-name="T21">Página Web: Se utilizan elementos diferenciadores mediante un lenguaje de marcas. La inclusión de elementos diferenciados, permite que el contenido tenga una presentación más atractiva.</text:span></text:p>
      <text:p text:style-name="P41">Por ejemplo, mediante HTML (Lenguaje de marca) se codifican las marcas dentro de la página, el navegador interpreta las marcas y las aplica convenientemente para generar el documento final.</text:p>
      <text:p text:style-name="P41"/>
      <text:p text:style-name="P42">Definiciones de lenguajes de marcas:</text:p>
      <text:p text:style-name="P42"><text:s text:c="2"/>- Marca: Es una señal que se coloca dentro de un texto con el fin de delimitar una parte del mismo para aplicarle un formato diferenciado del resto. Pueden marcarse con:</text:p>
      <text:p text:style-name="P42"><text:tab/>&lt;elem&gt; ….... &lt;/elem&gt; <text:tab/>→ HTML<text:tab/>→ Ejm: &lt;i&gt; Cursiva &lt;/i&gt;</text:p>
      <text:p text:style-name="P42"><text:tab/>\elem{...........} <text:tab/><text:tab/>→ LaTeX<text:tab/>→<text:span text:style-name="T22"> Ejm: \frac{23}{34x}</text:span></text:p>
      <text:p text:style-name="P42"/>
      <text:p text:style-name="P42"><text:s text:c="2"/>- <text:span text:style-name="T22">Lenguaje de marcas: Un lenguaje de marcas no es equivalente a un lenguaje de programación ya que no disponemos de elementos típicos de este tipo de lenguajes tales como variables, instrucciones de control (condicionales, bucles, etc), métodos, etc. </text:span></text:p>
      <text:p text:style-name="P43">Sin embargo, es posible combinar lenguajes de marcas con lenguajes que si permiten herramientas de programación tradicional. Por ejemplo, HTML se puede combinar con JavaScript <text:span text:style-name="T23">o</text:span> PHP <text:span text:style-name="T23">que si que son lenguajes de programación.</text:span></text:p>
      <text:p text:style-name="P43"/>
      <text:p text:style-name="P43">- <text:span text:style-name="T24">Intérprete: Debe existir un proceso de traducción de la información escrita en un lenguaje de programación a lenguaje máquina. <text:line-break/>Los intérpretes para lenguajes de marcas traducen de manera individual cada uno de los elementos del documento a interpretar. Los distintos intérpretes para un mismo lenguaje tienen sus propias particularidades. Por tanto, siempre es útil comprobar las salidas obtenidas con diferentes interpretes para comprobar las diferencias finales. Por ejemplo, para HTML comprobar la misma página con distintos navegadores (como I.Explorer, Chrome, Firefox, Opera, etc)</text:span></text:p>
      <text:p text:style-name="P42"/>
      <text:p text:style-name="P42"/>
      <text:p text:style-name="P102">2.<text:span text:style-name="T25">2 SGML</text:span></text:p>
      <text:p text:style-name="P16"/>
      <text:p text:style-name="P40"><text:span text:style-name="T25">SGM</text:span>L <text:span text:style-name="T25">es el primer lenguaje de marcado que existe. Sus siglas vienen de Standard Generalized Markup Lenguage) y el origen del resto de lenguajes de marcas posteriores.</text:span></text:p>
      <text:p text:style-name="P40"/>
      <text:p text:style-name="P45">Cronología:</text:p>
      <text:p text:style-name="P45">· 1960 – 1965: Aparecen los documentos electrónicos. Las empresas poseían sus propios formatos de fichero y era imposible el intercambio de información al no existir un formato único. </text:p>
      <text:p text:style-name="P44">· 1965 – 1970: IBM intentó resolver el problema de la compatibilidad mediante una única plataforma que unificara todos los formatos. <text:span text:style-name="T26">Charles Goldfarb fue el creador del lenguaje GML (Generalized Markup Lenguage), este hombre pertenecía a IBM y creó el primer lenguaje unificado para documentos.</text:span></text:p>
      <text:p text:style-name="P47">Las características de GML son:</text:p>
      <text:p text:style-name="P47"><text:tab/>* El uso de marcas genéricas independientes del dispositivo.</text:p>
      <text:p text:style-name="P47"><text:tab/>* <text:span text:style-name="T27">Marcas específicas para elementos importantes (como listas, ecuaciones, tablas, etc).</text:span></text:p>
      <text:p text:style-name="P48"><text:soft-page-break/>(1970 – 1980 no hablamos nada, te aviso por si acaso te asustas.)</text:p>
      <text:p text:style-name="P46">· 19<text:span text:style-name="T28">8</text:span>0 – <text:span text:style-name="T28">1986: El logaritmo de estandarización ISO (International Standard Organization), que crea una norma estándar de GML y se convirtió en SGML (ISO 8879).</text:span></text:p>
      <text:p text:style-name="P49"/>
      <text:p text:style-name="P50"/>
      <text:p text:style-name="P50">SGML está formado por: </text:p>
      <text:p text:style-name="P50"><text:tab/>- Prólogo: Se define la estructura del documento. </text:p>
      <text:p text:style-name="P50"><text:tab/><text:tab/>* Tiene declaración de elementos que aparecen en el documento.</text:p>
      <text:p text:style-name="P50"><text:tab/><text:tab/>* Tiene definición del tipo de documento (DTD) que se va a crear.</text:p>
      <text:p text:style-name="P50"><text:tab/>- Instancia: Los datos del documento en el lenguaje definido.</text:p>
      <text:p text:style-name="P50"/>
      <text:p text:style-name="P50">Ventajas de GML</text:p>
      <text:p text:style-name="P50"><text:tab/>- Reutilización de datos.</text:p>
      <text:p text:style-name="P50"><text:tab/>- Adaptación de contenidos. </text:p>
      <text:p text:style-name="P50"/>
      <text:p text:style-name="P50">Inconvenientes de GML</text:p>
      <text:p text:style-name="P50"><text:tab/>- Complejidad de la codificación (WYSWYG <text:span text:style-name="T29">= What you see What you get</text:span>).</text:p>
      <text:p text:style-name="P50"/>
      <text:p text:style-name="P50"/>
      <text:p text:style-name="P103">2.<text:span text:style-name="T30">3 Lenguajes de marcas</text:span></text:p>
      <text:p text:style-name="P103"/>
      <text:p text:style-name="P104"><text:bookmark-start text:name="__DdeLink__444_1659757392"/>2.3.1<text:bookmark-end text:name="__DdeLink__444_1659757392"/> TeX y LaTeX</text:p>
      <text:p text:style-name="P51"/>
      <text:p text:style-name="P51">Apareció en los años 70 de la mano de Donald Knuth, creador de la serie de libros “The Art of Computer Programming” de 7 volúmenes dedicados a temas como algoritmos, grafos, recursividad, teoría de lenguajes, compiladores, redes neuronales, etc. <text:line-break/>Donald Knuth fue el creador de TeX y su uso inicial se centraba en el ámbito universitario (Tenía 300 marcas con diferentes comandos).</text:p>
      <text:p text:style-name="P51"/>
      <text:p text:style-name="P60">LaTeX es un variante de TeX, definido en 1984 por Leslie Lamport. <text:span text:style-name="T31">Contiene las etiquetas y comandos de TeX y además utiliza ecuaciones científicas, maquetación de documentos, estilos de representación, tablas, imágenes, etc.</text:span></text:p>
      <text:p text:style-name="P60"/>
      <text:p text:style-name="P105">2.3.1 <text:span text:style-name="T32">LaTex</text:span></text:p>
      <text:p text:style-name="P52">* <text:span text:style-name="T32">Estructura documentos</text:span></text:p>
      <text:p text:style-name="P52"><text:tab/>- <text:span text:style-name="T32">Cabecera: Instrucciones para estructura documento.</text:span></text:p>
      <text:p text:style-name="P52"><text:tab/><text:tab/><text:span text:style-name="T32">1. \documentclass [Estilo] {Tipo}</text:span></text:p>
      <text:p text:style-name="P52"><text:tab/><text:tab/><text:tab/>- <text:span text:style-name="T32">Estilo: Características generales del documento: fuente, hoja, etc.</text:span></text:p>
      <text:p text:style-name="P52"><text:tab/><text:tab/><text:tab/>- <text:span text:style-name="T32">Tipo: Tipo de documento que se crea: article, book, report, letter, etc</text:span></text:p>
      <text:p text:style-name="P52"><text:tab/><text:tab/><text:span text:style-name="T32">2. \usepackage {nombrePaquete}</text:span></text:p>
      <text:p text:style-name="P52"><text:tab/><text:tab/><text:span text:style-name="T32">Inclute en el documento un paquete que define una serie de elementos.</text:span></text:p>
      <text:p text:style-name="P52"/>
      <text:p text:style-name="P52"><text:tab/><text:tab/><text:span text:style-name="T32">3. Información general:</text:span></text:p>
      <text:p text:style-name="P52"><text:tab/><text:tab/><text:span text:style-name="T32">\title {Titulo}</text:span></text:p>
      <text:p text:style-name="P52"><text:tab/><text:tab/><text:span text:style-name="T32">\author {NombreAutor}</text:span></text:p>
      <text:p text:style-name="P52"><text:tab/><text:tab/><text:span text:style-name="T32">\date {Fecha}</text:span></text:p>
      <text:p text:style-name="P52"/>
      <text:p text:style-name="P53"><text:tab/><text:tab/><text:span text:style-name="T33">Para que salga en el documento, escribir en el cuerpo del documento: </text:span></text:p>
      <text:p text:style-name="P61"><text:tab/><text:tab/>\maketitle</text:p>
      <text:p text:style-name="P53"/>
      <text:p text:style-name="P52"/>
      <text:p text:style-name="P52"/>
      <text:p text:style-name="P52"><text:soft-page-break/><text:tab/>- <text:span text:style-name="T33">Cuerpo del documento: Aparecen caracteres literales y marcas de comandos. </text:span></text:p>
      <text:p text:style-name="P52"><text:tab/><text:tab/><text:span text:style-name="T33">1. Inclusión de ficheros:</text:span></text:p>
      <text:p text:style-name="P52"><text:tab/><text:tab/><text:span text:style-name="T33">\include {nombreFichero}</text:span></text:p>
      <text:p text:style-name="P52"><text:tab/><text:tab/><text:span text:style-name="T33">Incluye en el documento actual un documento en formato Latex (extensión *.tex)</text:span></text:p>
      <text:p text:style-name="P52"/>
      <text:p text:style-name="P52"><text:tab/><text:tab/><text:span text:style-name="T33">2. Partes de un documento:</text:span></text:p>
      <text:p text:style-name="P52"><text:tab/><text:tab/><text:span text:style-name="T33">\part → Se aplica solo al estilo book.</text:span></text:p>
      <text:p text:style-name="P52"><text:tab/><text:tab/><text:span text:style-name="T33">\chapter → Se aplica a los estilos book y report.</text:span></text:p>
      <text:p text:style-name="P52"><text:tab/><text:tab/><text:span text:style-name="T33">\section \subsection \subsubsection → Estos tres se aplican a todos los estilo.</text:span></text:p>
      <text:p text:style-name="P52"><text:tab/><text:tab/><text:span text:style-name="T33">\paragraph \subparagraph → Estos dos se aplican a todos los estilos.</text:span></text:p>
      <text:p text:style-name="P52"/>
      <text:p text:style-name="P52"><text:tab/><text:tab/><text:span text:style-name="T34">3. Formateo de texto:</text:span></text:p>
      <text:p text:style-name="P52"><text:tab/><text:tab/> <text:s text:c="2"/><text:span text:style-name="T34">a. Salto de línea → <text:s/>\\ → Indica al compilador que la línea continúa en la próxima <text:tab/><text:tab/> <text:s text:c="6"/>línea.</text:span></text:p>
      <text:p text:style-name="P54"><text:tab/><text:tab/> <text:s text:c="2"/><text:span text:style-name="T34">b. Comentario de línea → % → En compilador interpreta la línea como comentario <text:tab/><text:tab/> <text:s text:c="6"/>y no la procesa. (No existe comentario de más de una línea).</text:span></text:p>
      <text:p text:style-name="P62"><text:tab/><text:tab/> <text:s text:c="2"/>c. Espacios verticales. Para introducir espacios verticales en el documento, tenemos</text:p>
      <text:p text:style-name="P63"><text:s text:c="2"/><text:tab/><text:tab/><text:tab/>\smallskip</text:p>
      <text:p text:style-name="P54"><text:tab/><text:tab/><text:tab/><text:span text:style-name="T35">\medskip</text:span></text:p>
      <text:p text:style-name="P54"><text:tab/><text:tab/><text:tab/><text:span text:style-name="T35">\bigskip</text:span></text:p>
      <text:p text:style-name="P54"><text:tab/><text:tab/><text:tab/><text:span text:style-name="T35">\vspace{tamaño} → Por tamaño entendemos un número seguido de la unidad <text:tab/><text:tab/><text:tab/><text:tab/><text:tab/><text:tab/>que indica el espacio vertical. Tenemos:</text:span></text:p>
      <text:p text:style-name="P54"><text:tab/><text:tab/><text:tab/><text:tab/><text:tab/><text:tab/><text:tab/><text:span text:style-name="T35">in → Pulgadas.</text:span></text:p>
      <text:p text:style-name="P54"><text:tab/><text:tab/><text:tab/><text:tab/><text:tab/><text:tab/><text:tab/><text:span text:style-name="T35">cm → Centímetros.</text:span></text:p>
      <text:p text:style-name="P54"><text:tab/><text:tab/><text:tab/><text:tab/><text:tab/><text:tab/><text:tab/><text:span text:style-name="T35">m → Metros.</text:span></text:p>
      <text:p text:style-name="P54"><text:tab/><text:tab/> <text:s text:c="2"/><text:span text:style-name="T36">d. Espacios horizontales. Para introducir espacios horizontales en el comando:</text:span></text:p>
      <text:p text:style-name="P54"><text:tab/><text:tab/><text:tab/><text:span text:style-name="T36">\hspace{tamaño} → Por tamaño entendemos lo mismo que arriba.</text:span></text:p>
      <text:p text:style-name="P54"/>
      <text:p text:style-name="P55"><text:tab/><text:tab/> <text:s text:c="2"/><text:span text:style-name="T37">e. Centrado de texto. Para centrar una o más líneas de texto en un documento.</text:span></text:p>
      <text:p text:style-name="P64"><text:tab/><text:tab/><text:tab/>\begin{center}</text:p>
      <text:p text:style-name="P55"><text:tab/><text:tab/><text:tab/><text:tab/><text:span text:style-name="T37">Linea 1 \\</text:span></text:p>
      <text:p text:style-name="P55"><text:tab/><text:tab/><text:tab/><text:tab/><text:span text:style-name="T37">Linea 2 \\</text:span></text:p>
      <text:p text:style-name="P55"><text:tab/><text:tab/><text:tab/><text:tab/>….......</text:p>
      <text:p text:style-name="P55"><text:tab/><text:tab/><text:tab/><text:span text:style-name="T37">\end{center}</text:span></text:p>
      <text:p text:style-name="P55"><text:tab/><text:tab/> <text:s text:c="2"/><text:span text:style-name="T38">f. Tipos de letra. Existen diferentes tipos de fuente que se pueden configurar. Por </text:span></text:p>
      <text:p text:style-name="P55"><text:tab/><text:tab/><text:tab/><text:tab/> <text:s text:c="6"/><text:span text:style-name="T38">defecto, se asocian a una serie de macros algunos tipos de </text:span></text:p>
      <text:p text:style-name="P55"><text:tab/><text:tab/><text:tab/><text:tab/> <text:s text:c="6"/><text:span text:style-name="T38">letra predefinidos:</text:span></text:p>
      <text:p text:style-name="P56"><text:tab/><text:tab/><text:tab/><text:tab/><text:tab/><text:span text:style-name="T39">{\rm algo}→Times new roman.→ Estilo de fuente por defecto.</text:span></text:p>
      <text:p text:style-name="P56"><text:tab/><text:tab/><text:tab/><text:tab/><text:tab/><text:span text:style-name="T39">{\sf algo} → Sans seriff.</text:span></text:p>
      <text:p text:style-name="P56"><text:tab/><text:tab/><text:tab/><text:tab/><text:tab/><text:span text:style-name="T39">{\tt algo}→ Typewritter.</text:span></text:p>
      <text:p text:style-name="P56"/>
      <text:p text:style-name="P56"><text:tab/><text:tab/><text:tab/><text:tab/><text:tab/><text:span text:style-name="T39">{\em algo} → Itálica (cursiva).</text:span></text:p>
      <text:p text:style-name="P56"><text:tab/><text:tab/><text:tab/><text:tab/><text:tab/><text:span text:style-name="T39">{\bf algo}→ Negrita.</text:span><text:tab/></text:p>
      <text:p text:style-name="P56"><text:tab/><text:tab/><text:span text:style-name="T40">g. Tamaño de letra. Para cambiar el tamaño de letra se utilizan comandos con el <text:tab/></text:span></text:p>
      <text:p text:style-name="P56"><text:tab/><text:tab/><text:tab/><text:tab/> <text:s text:c="7"/><text:span text:style-name="T40">tamaño preestablecido. A continuación, los tamaños de menor a </text:span></text:p>
      <text:p text:style-name="P57"><text:tab/><text:tab/><text:tab/><text:tab/> <text:s text:c="7"/><text:span text:style-name="T40">mayor.</text:span></text:p>
      <text:p text:style-name="P57"><text:tab/><text:tab/><text:tab/><text:tab/><text:tab/><text:span text:style-name="T40">\tiny<text:tab/><text:tab/><text:tab/><text:tab/><text:tab/>\large</text:span></text:p>
      <text:p text:style-name="P57"><text:tab/><text:tab/><text:tab/><text:tab/><text:tab/><text:span text:style-name="T40">\scriptsize<text:tab/><text:tab/><text:tab/><text:tab/>\Large</text:span></text:p>
      <text:p text:style-name="P57"><text:tab/><text:tab/><text:tab/><text:tab/><text:tab/><text:span text:style-name="T40">\footsize<text:tab/><text:tab/><text:tab/><text:tab/>\LARGE</text:span></text:p>
      <text:p text:style-name="P57"><text:tab/><text:tab/><text:tab/><text:tab/><text:tab/><text:span text:style-name="T40">\small<text:tab/><text:tab/><text:tab/><text:tab/><text:tab/>\Huge</text:span></text:p>
      <text:p text:style-name="P57"><text:tab/><text:tab/><text:tab/><text:tab/><text:tab/><text:span text:style-name="T40">\normalsize</text:span></text:p>
      <text:p text:style-name="P57"><text:tab/><text:tab/></text:p>
      <text:p text:style-name="P65"><text:soft-page-break/><text:tab/><text:tab/>h. Subíndice y superíndice. Este tipo de letra se activa exclusivamente en modo </text:p>
      <text:p text:style-name="P57"><text:tab/><text:tab/><text:tab/><text:tab/><text:tab/> <text:s text:c="8"/><text:span text:style-name="T40">matemático. Para abrir el modo matemático, hay dos</text:span></text:p>
      <text:p text:style-name="P57"><text:tab/><text:tab/><text:tab/><text:tab/><text:tab/> <text:s text:c="8"/><text:span text:style-name="T40">posibilidades:</text:span></text:p>
      <text:p text:style-name="P57"><text:tab/><text:tab/><text:tab/><text:tab/><text:tab/><text:tab/><text:span text:style-name="T40">1. $ texto matemático $ → Incluye la expresión <text:tab/><text:tab/><text:tab/><text:tab/><text:tab/><text:tab/><text:tab/>matemática en línea con el texto existente. Ejm:</text:span></text:p>
      <text:p text:style-name="P57"><text:tab/><text:tab/><text:tab/><text:tab/><text:tab/><text:tab/><text:span text:style-name="T41">El cuadrado de x es $ x^2 $</text:span></text:p>
      <text:p text:style-name="P57"><text:span text:style-name="T41"><text:tab/><text:tab/><text:tab/><text:tab/><text:tab/><text:tab/></text:span><text:span text:style-name="T45">2. $$ texto matemático “” → Incluye la expresión</text:span></text:p>
      <text:p text:style-name="P57"><text:tab/><text:tab/><text:tab/><text:tab/><text:tab/><text:tab/><text:span text:style-name="T45">matemática en un renglón aparte y centrado. Ejm:</text:span></text:p>
      <text:p text:style-name="P58"><text:span text:style-name="T41"><text:tab/><text:tab/><text:tab/><text:tab/><text:tab/><text:tab/>El cuadrado de x es </text:span><text:span text:style-name="T42">$</text:span><text:span text:style-name="T41">$ x^2 </text:span><text:span text:style-name="T42">$</text:span><text:span text:style-name="T41">$</text:span></text:p>
      <text:p text:style-name="P59"><text:span text:style-name="T41"><text:tab/><text:tab/></text:span><text:span text:style-name="T43">i</text:span><text:span text:style-name="T40">. Listas numeradas: Permite la definición de listas de elementos.</text:span></text:p>
      <text:p text:style-name="P59"><text:tab/><text:tab/><text:tab/><text:tab/><text:span text:style-name="T46">\begin {enumerate}</text:span></text:p>
      <text:p text:style-name="P59"><text:tab/><text:tab/><text:tab/><text:tab/><text:tab/><text:span text:style-name="T46">\item loquesea</text:span></text:p>
      <text:p text:style-name="P59"><text:tab/><text:tab/><text:tab/><text:tab/><text:tab/><text:span text:style-name="T46">\item loquesea</text:span></text:p>
      <text:p text:style-name="P59"><text:tab/><text:tab/><text:tab/><text:tab/><text:tab/>…</text:p>
      <text:p text:style-name="P59"><text:tab/><text:tab/><text:tab/><text:tab/><text:span text:style-name="T46">\end {enumerate}</text:span></text:p>
      <text:p text:style-name="P59"><text:tab/><text:tab/><text:span text:style-name="T47">Este entorno tiene 4 niveles de anidamiento (empieza con números, letras en <text:tab/><text:tab/><text:tab/>minúscula, números romanos y por último letras en mayúsculas).<text:tab/></text:span></text:p>
      <text:p text:style-name="P59"/>
      <text:p text:style-name="P59"><text:span text:style-name="T41"><text:tab/><text:tab/></text:span><text:span text:style-name="T43">j</text:span><text:span text:style-name="T40">. Listas sin enumerar: Permite la definición de listas de elementos.</text:span></text:p>
      <text:p text:style-name="P59"><text:tab/><text:tab/><text:tab/><text:tab/><text:span text:style-name="T46">\begin {itemize}</text:span></text:p>
      <text:p text:style-name="P59"><text:tab/><text:tab/><text:tab/><text:tab/><text:tab/><text:span text:style-name="T46">\item loquesea</text:span></text:p>
      <text:p text:style-name="P59"><text:tab/><text:tab/><text:tab/><text:tab/><text:tab/><text:span text:style-name="T46">\item loquesea</text:span></text:p>
      <text:p text:style-name="P59"><text:tab/><text:tab/><text:tab/><text:tab/><text:tab/>…</text:p>
      <text:p text:style-name="P59"><text:tab/><text:tab/><text:tab/><text:tab/><text:span text:style-name="T46">\end {itemize}</text:span></text:p>
      <text:p text:style-name="P59"><text:tab/><text:tab/><text:span text:style-name="T46">Este entorno tiene 4 niveles de anidamiento.</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3"><text:soft-page-break/><text:span text:style-name="T48">2017 – </text:span>Lenguaje de Marcas – <text:span text:style-name="T48">2017</text:span></text:p>
      <text:p text:style-name="P38">Tema <text:span text:style-name="T48">3</text:span></text:p>
      <text:p text:style-name="P36">~~<text:span text:style-name="T48">Lenguaje Html</text:span>~~</text:p>
      <text:p text:style-name="P66"/>
      <text:p text:style-name="P66">3.1 Introducción (Cronología).</text:p>
      <text:p text:style-name="P66"/>
      <text:p text:style-name="P66">1993: HyperText Markup Lenguage, significado de las siglas HTML, tiene como primera versión la publicada por la IETF (Internet Engineering Task Force), grupo encargado de regular propuestas y estándares para internet. Es una asociación sin ánimo de lucro, que se encarga también de gestionar protocolos y comunicacione<text:span text:style-name="T49">s.</text:span></text:p>
      <text:p text:style-name="P67"/>
      <text:p text:style-name="P67">En esta primera versión permite el uso de párrafos, cabeceras, saltos de línea, imágenes, enlaces y listas de elementos.</text:p>
      <text:p text:style-name="P66"/>
      <text:p text:style-name="P66"/>
      <text:p text:style-name="P67">1995: HTML 2.0 fue publicado por IETF define elementos como IMPUT, SELECT y TEXTAREA.</text:p>
      <text:p text:style-name="P67"/>
      <text:p text:style-name="P67">1997: HTML 3.2 fue publicado como recomendación de W3C <text:span text:style-name="T50">(World Wide Web Consortium)</text:span>. Se añadió las tablas, los atributos de alineación de texto, imágenes de fondo, e incluía scripts y hojas de estilo (CSS).Formalizó el uso de colores de fondo, textos y enlaces. </text:p>
      <text:p text:style-name="P67"/>
      <text:p text:style-name="P67">1998: HTML 4.0 fue publicado como recomendación de W3C. <text:span text:style-name="T50">Incorpora el uso de frames y añade las etiquetas DIV y SPAN (Uso de CSS).</text:span></text:p>
      <text:p text:style-name="P67"/>
      <text:p text:style-name="P68">2000: XHTML 1.0 <text:span text:style-name="T51">fue publicado como recomendación de W3C.</text:span></text:p>
      <text:p text:style-name="P68"/>
      <text:p text:style-name="P69">2010: HTML5 </text:p>
      <text:p text:style-name="P69"/>
      <text:p text:style-name="P70"/>
      <text:p text:style-name="P70">3.2 <text:s/>Organizaciones desarrolladoras.</text:p>
      <text:p text:style-name="P70"/>
      <text:p text:style-name="P70">Se encargan de especificar los estándares que regulan los lenguajes de programación:</text:p>
      <text:list xml:id="list4777061078650431859" text:style-name="L1">
        <text:list-item>
          <text:p text:style-name="P114">ISO (International Standard Organization): Es la organización internacional para la estandarización. Es una federación de alcance mundial integrada por 130 países.</text:p>
        </text:list-item>
        <text:list-item>
          <text:p text:style-name="P114">W3C (World Wide Web Consortium): Es una comunidad internacional donde las organizaciones trabajan para desarrollar estándares Web. No se trata de una empresa con fines lucrativos, sino de una comunidad formada por varios organismos. Entre los miembros están: Google, Apple, Microsoft, <text:span text:style-name="T52">etc..</text:span></text:p>
        </text:list-item>
      </text:list>
      <text:p text:style-name="P70"/>
      <text:p text:style-name="P71">3.3 Entornos WEB</text:p>
      <text:p text:style-name="P71"/>
      <text:p text:style-name="P71">Los entornos WEB se basan en la explotación de los recursos existentes en la WWW (World Wide Web). Esta red es un conjunto de recursos de información, estructurada en forma de hipertexto y que se encuentra operativa mediante la red internet.</text:p>
      <text:p text:style-name="P71"/>
      <text:p text:style-name="P71">Para ello se emplean un lenguaje de marcas que permiten manejar la información en forma de hipertexto (HTML), además de un protocolo HTTP (HyperText Transfer Protocol).</text:p>
      <text:p text:style-name="P71"/>
      <text:p text:style-name="P72">La estructura de un documento hipertexto suele contener texto simple (ejm: un artículo de opinión), imágenes (ejm: fotografías), enlaces a otros elementos tanto locales (enlaces a lugares del mismo documento) como remotos (enlaces a otros documentos del mismo servidor o de otro distinto).</text:p>
      <text:p text:style-name="P72"/>
      <text:p text:style-name="P72"><text:soft-page-break/>Para acceder a la información en hipertexto se necesita por un lado un navegador web (programa que permite el acceso a los recursos mediante protocolos y lenguajes de hipertexto<text:span text:style-name="T53">)</text:span>, <text:span text:style-name="T53">y por otro lado, un servidor web (ordenadores que atienden a peticiones de otros equipos a través de protocolos de transferencia de información). </text:span></text:p>
      <text:p text:style-name="P73">En los servidores web se almacenan las páginas web que contienen los recursos a los que se quiere acceder del servidor.</text:p>
      <text:p text:style-name="P73"/>
      <text:p text:style-name="P73"/>
      <text:p text:style-name="P74">3.4 Funcionamiento de un servicio WEB</text:p>
      <text:p text:style-name="P74"/>
      <text:p text:style-name="P74">Un servidor web es un programa que sirve para atender y responder a peticiones que realizan los diferentes clientes mediante el acceso por los navegadores web. Pueden utilizar diversos protocolos para comunicar con el servidor (HTTP, HTTPS, FTP, …).</text:p>
      <text:p text:style-name="P75"/>
      <text:p text:style-name="P75">Un servidor web tiene el siguiente esquema de funcionamiento:</text:p>
      <text:p text:style-name="P75"><text:tab/>1. <text:s/>Comprueba si existe alguna petición.</text:p>
      <text:p text:style-name="P75"><text:tab/>2. <text:s/>Si existe una petición:</text:p>
      <text:p text:style-name="P75"><text:tab/><text:tab/>2.1. <text:s/>Atiende la petición.</text:p>
      <text:p text:style-name="P75"><text:tab/><text:tab/>2.2. <text:s/>Busca el recurso solicitado.</text:p>
      <text:p text:style-name="P75"><text:tab/><text:tab/>2.3. <text:s/>Responde al cliente con el recurso solicitado.</text:p>
      <text:p text:style-name="P75"><text:tab/>3. <text:s/>Vuelve al punto 1.</text:p>
      <text:list xml:id="list101341902617782" text:continue-numbering="true" text:style-name="L1">
        <text:list-header>
          <text:p text:style-name="P129"/>
        </text:list-header>
      </text:list>
      <text:p text:style-name="P76">3.5 Características de HTML</text:p>
      <text:p text:style-name="P76"/>
      <text:list xml:id="list101343146186992" text:continue-numbering="true" text:style-name="L1">
        <text:list-item>
          <text:p text:style-name="P115">HTML está estandarizado y es multiplataforma. </text:p>
        </text:list-item>
        <text:list-item>
          <text:p text:style-name="P115">HTML es un estandar internacional mantenido por el W3C (World Wide Web Consortium).</text:p>
        </text:list-item>
        <text:list-item>
          <text:p text:style-name="P115">No es un lenguaje de programación en el sentido tradicional, ya que no permite estructuras de control de flujo como condicionales, alternativas, etc. Para añadir esta capacidad a HTML se emplean lenguajes de script, como puede ser JavaScript.</text:p>
        </text:list-item>
        <text:list-item>
          <text:p text:style-name="P115">Los ficheros escritos en formato HTML son ficheros de texto plano (ASCII) que se pueden leer con cualquier editor de texto (vim, sublime, notepad, etc)</text:p>
        </text:list-item>
      </text:list>
      <text:p text:style-name="P76"/>
      <text:p text:style-name="P76"/>
      <text:p text:style-name="P77">3.6 Sintaxis HTML</text:p>
      <text:p text:style-name="P77"/>
      <text:p text:style-name="P77">Es un lenguaje basado en etiquetas. Una etiqueta se compone de:</text:p>
      <text:p text:style-name="P77"><text:span text:style-name="T54">Una apertura</text:span>:</text:p>
      <text:p text:style-name="P77">&lt;etiqueta&gt; → apertura de una etiqueta.</text:p>
      <text:p text:style-name="P77"><text:s/>&lt;etiqueta atributo1=”valor1” atributo2=”valor2”&gt; → apertura de etiqueta con valores para atributos. </text:p>
      <text:p text:style-name="P77">Un atributo es un parámetro que permite definir el comportamiento de la etiqueta a la que se refiere.</text:p>
      <text:p text:style-name="P77"/>
      <text:p text:style-name="P77"><text:span text:style-name="T54">Un cierre</text:span>:</text:p>
      <text:p text:style-name="P77">&lt;/etiqueta&gt; → El cierre de etiqueta corresponde a una etiqueta previamente abierta.</text:p>
      <text:p text:style-name="P77">Las etiquetas pueden ser o vacías o contenedoras.</text:p>
      <text:p text:style-name="P77">Las etiquetas vacías se utilizan para aplicar un comportamiento que no necesita más información. </text:p>
      <text:p text:style-name="P78">&lt;etiqueta&gt; → no tiene etiqueta de cierre.</text:p>
      <text:p text:style-name="P78">&lt;etiqueta/&gt; → otra forma de escribir una etiqueta vacía. No tiene otra de cierre.</text:p>
      <text:p text:style-name="P78">Las etiquetas contenedoras están formadas por una de apertura y otra de cierre. Todo lo incluido entre el bloque de apertura y cierra quedará sujeto al formato indicado en la etiqueta.</text:p>
      <text:p text:style-name="P78">&lt;etiqueta&gt; blablablabla patata &lt;/etiqueta&gt;</text:p>
      <text:p text:style-name="P78"><text:soft-page-break/></text:p>
      <text:p text:style-name="P79">Sobre HTML, recordar las siguientes características:</text:p>
      <text:list xml:id="list101342431861406" text:continue-numbering="true" text:style-name="L1">
        <text:list-item>
          <text:p text:style-name="P116">Es un lenguaje no sensible a mayúsculas o minúsculas. La sintaxis de las etiquetas es indiferente.</text:p>
          <text:p text:style-name="P117">&lt;body&gt; = &lt;BODY&gt; = &lt;Body&gt; = &lt;bOdY&gt; <text:s text:c="12"/></text:p>
          <text:p text:style-name="P116">Es aconsejable acostumbrarse a escribirlas en minúsculas ya que otras tecnologías que conviven con HTML son sensibles a las mayúsculas.</text:p>
          <text:p text:style-name="P116"/>
        </text:list-item>
        <text:list-item>
          <text:p text:style-name="P118">Es importante mantener la anidación de etiquetas teniendo en cuenta que la etiqueta principal contiene a etiquetas secundarias. Y que al cerrar las etiquetas, se realizan los cierres de las secundarias antes que de las primarias.</text:p>
        </text:list-item>
      </text:list>
      <text:p text:style-name="P80"/>
      <text:p text:style-name="P80"/>
      <text:p text:style-name="P81">3.7 Estructura de un documento HTML</text:p>
      <text:p text:style-name="P81"/>
      <text:p text:style-name="P82">&lt;html&gt;</text:p>
      <text:p text:style-name="P82"><text:s text:c="2"/>&lt;head&gt;</text:p>
      <text:p text:style-name="P82"><text:tab/>...</text:p>
      <text:p text:style-name="P82"><text:s text:c="2"/>&lt;/head&gt;</text:p>
      <text:p text:style-name="P82"><text:s text:c="2"/>&lt;body&gt;</text:p>
      <text:p text:style-name="P82"><text:tab/>…</text:p>
      <text:p text:style-name="P82"><text:s text:c="2"/>&lt;/body&gt;</text:p>
      <text:p text:style-name="P82">&lt;/html&gt;</text:p>
      <text:p text:style-name="P82"/>
      <text:p text:style-name="P82"><text:s/>→ <text:s/>HTML: Indica que se trata de un documento HTML.<text:line-break/> → <text:s/>HEAD: Incluye la información de carácter general sobre la página. Esta información no se presenta en la ventana del navegador. Aquí se incluye: título, autor, enlaces externos, palabras clave, etc..</text:p>
      <text:p text:style-name="P82"><text:s/>→ <text:s/>BODY: Contenido visible de la página web. Esta parte se mostrará en el navegador. </text:p>
      <text:p text:style-name="P82"/>
      <text:p text:style-name="P83">HTML: Se debe especificar la versión en la que se escribe el documento. Para ello, se hace referencia al documento que contiene la sintaxis y estructura de los elementos que se usan para esta versión. Este documento se llama DTD (Data Type Definition). La DTD determina el tipo de elementos que contiene el documento. La sintaxis sería tal que:</text:p>
      <text:p text:style-name="P83"><text:tab/>&lt;!DOCTYPE HTML PUBLIC <text:span text:style-name="T67">[FPI]</text:span><text:span text:style-name="T55"> </text:span><text:span text:style-name="T58">[URL_DTD]</text:span>&gt;</text:p>
      <text:p text:style-name="P83">Lo escrito entre corchetes se sustituiría, siendo en FPI (Format Public Identifier o Identificador público de formato) y URL_DTD (URL de la DTD) que define el formato que especifica el FPI</text:p>
      <text:p text:style-name="P83"/>
      <text:p text:style-name="P107"/>
      <table:table table:name="Tabla1" table:style-name="Tabla1">
        <table:table-column table:style-name="Tabla1.A"/>
        <table:table-column table:style-name="Tabla1.B"/>
        <table:table-row table:style-name="Tabla1.1">
          <table:table-cell table:style-name="Tabla1.A1" office:value-type="string">
            <text:p text:style-name="P110"><text:span text:style-name="T68">FPI</text:span><text:span text:style-name="T70"> </text:span></text:p>
          </table:table-cell>
          <table:table-cell table:style-name="Tabla1.A1" office:value-type="string">
            <text:p text:style-name="P110"><text:span text:style-name="T69">URI_DTD</text:span><text:span text:style-name="T71"> </text:span></text:p>
          </table:table-cell>
        </table:table-row>
        <table:table-row table:style-name="Tabla1.2">
          <table:table-cell table:style-name="Tabla1.A2" office:value-type="string">
            <text:p text:style-name="P111"><text:span text:style-name="T74">"-//W3C//DTD HTML 4.01//EN"</text:span><text:span text:style-name="T72"> </text:span></text:p>
          </table:table-cell>
          <table:table-cell table:style-name="Tabla1.B2" office:value-type="string">
            <text:p text:style-name="P111"><text:span text:style-name="T74">"http://www.w3.org/TR/html4/strict.dtd"</text:span><text:span text:style-name="T72"> </text:span></text:p>
          </table:table-cell>
        </table:table-row>
        <table:table-row table:style-name="Tabla1.3">
          <table:table-cell table:style-name="Tabla1.A3" office:value-type="string">
            <text:p text:style-name="P111"><text:span text:style-name="T74">"-//W3C//DTD HTML 4.01 Transitional//EN"</text:span><text:span text:style-name="T72"> </text:span></text:p>
          </table:table-cell>
          <table:table-cell table:style-name="Tabla1.B3" office:value-type="string">
            <text:p text:style-name="P111"><text:span text:style-name="T74">"http://www.w3.org/TR/1999/REC-html401-19991224/loose.dtd"</text:span><text:span text:style-name="T72"> </text:span></text:p>
          </table:table-cell>
        </table:table-row>
        <table:table-row table:style-name="Tabla1.4">
          <table:table-cell table:style-name="Tabla1.A4" office:value-type="string">
            <text:p text:style-name="P111"><text:span text:style-name="T75">"-//W3C//DTD HTML 4.01 Frameset//EN"</text:span><text:span text:style-name="T73"> </text:span></text:p>
          </table:table-cell>
          <table:table-cell table:style-name="Tabla1.B4" office:value-type="string">
            <text:p text:style-name="P111"><text:span text:style-name="T75">"</text:span><text:a xlink:type="simple" xlink:href="http://www.w3.org/TR/1999/REC" text:style-name="Internet_20_link" text:visited-style-name="Visited_20_Internet_20_Link">http://www.w3.org/TR/1999/REC</text:a><text:span text:style-name="T75">-html401-19991224/frameset.dtd"</text:span><text:span text:style-name="T76"> </text:span></text:p>
          </table:table-cell>
        </table:table-row>
        <text:soft-page-break/>
        <table:table-row table:style-name="Tabla1.5">
          <table:table-cell table:style-name="Tabla1.A5" office:value-type="string">
            <text:p text:style-name="P108">&lt;!DOCTYPE html&gt;</text:p>
          </table:table-cell>
          <table:table-cell table:style-name="Tabla1.B5" office:value-type="string">
            <text:p text:style-name="P112">PATATA</text:p>
          </table:table-cell>
        </table:table-row>
      </table:table>
      <text:p text:style-name="P87">(No se como borrar la mierda esa de la tabla)</text:p>
      <text:p text:style-name="P83"/>
      <text:p text:style-name="P83">Según los formatos especificados, hay 3 propiedades para HTML 4.01:</text:p>
      <text:list xml:id="list101342150590502" text:continue-numbering="true" text:style-name="L1">
        <text:list-item>
          <text:p text:style-name="P119">Versión strict:</text:p>
        </text:list-item>
      </text:list>
      <text:p text:style-name="P84">&lt;!DOCTYPE HTML PUBLIC</text:p>
      <text:p text:style-name="P84"><text:tab/><text:span text:style-name="T65">“-//</text:span><text:span text:style-name="T66">W3C//DTD HTML 4.01//EN”</text:span></text:p>
      <text:p text:style-name="P84"><text:tab/><text:span text:style-name="T56">“</text:span><text:span text:style-name="T57">http://www.w3.org/TR/html4/strict.dtd”</text:span></text:p>
      <text:p text:style-name="P84">&gt;</text:p>
      <text:list xml:id="list101342519156784" text:continue-numbering="true" text:style-name="L1">
        <text:list-item>
          <text:p text:style-name="P120">Versión <text:span text:style-name="T77">transacional</text:span>:</text:p>
        </text:list-item>
      </text:list>
      <text:p text:style-name="P85">&lt;!DOCTYPE HTML PUBLIC</text:p>
      <text:p text:style-name="P85"><text:tab/><text:span text:style-name="T79">"-//W3C//DTD HTML 4.01 Transitional//EN"</text:span></text:p>
      <text:p text:style-name="P85"><text:tab/><text:span text:style-name="T60">"http://www.w3.org/TR/1999/REC-html401-19991224/loose.dtd"</text:span><text:span text:style-name="T59"> </text:span></text:p>
      <text:p text:style-name="P85">&gt;</text:p>
      <text:list xml:id="list101342444477840" text:continue-numbering="true" text:style-name="L1">
        <text:list-item>
          <text:p text:style-name="P120">Versión <text:span text:style-name="T77">frameset </text:span>:</text:p>
        </text:list-item>
      </text:list>
      <text:p text:style-name="P85">&lt;!DOCTYPE HTML PUBLIC</text:p>
      <text:p text:style-name="P109"><text:tab/><text:span text:style-name="T80">"-//W3C//DTD HTML 4.01 Frameset//EN"</text:span><text:span text:style-name="T81"> </text:span></text:p>
      <text:p text:style-name="Standard"><text:span text:style-name="T63"><text:tab/></text:span><text:span text:style-name="T61">"</text:span><text:a xlink:type="simple" xlink:href="http://www.w3.org/TR/1999/REC" text:style-name="Internet_20_link" text:visited-style-name="Visited_20_Internet_20_Link"><text:span text:style-name="T64">http://www.w3.org/TR/1999/REC</text:span></text:a><text:span text:style-name="T61">-html401-19991224/frameset.dtd"</text:span><text:span text:style-name="T62"> </text:span></text:p>
      <text:p text:style-name="P85">&gt;</text:p>
      <text:p text:style-name="P86"/>
      <text:p text:style-name="P86"/>
      <text:p text:style-name="P87">3.8 Componentes de un documento HTML</text:p>
      <text:p text:style-name="P85"/>
      <text:list xml:id="list101343302571480" text:continue-numbering="true" text:style-name="L1">
        <text:list-item>
          <text:p text:style-name="P121">Comentarios: Los comentarios en HTML son de la forma → <text:span text:style-name="T78">&lt;!--</text:span> comentario <text:span text:style-name="T78">--&gt; <text:s/></text:span></text:p>
          <text:p text:style-name="P121">Los comentarios de HTML son multilíneas, es decir, podemos poner el inicio de comentario en una línea, cerrarlo en otra y todo lo que haya entre ambos se ignorará como código de HTML.</text:p>
        </text:list-item>
        <text:list-item>
          <text:p text:style-name="P122">Etiquetas de &lt;head&gt;: </text:p>
          <text:p text:style-name="P122"><text:s text:c="4"/>1. title: Define el título del documento, apareciendo en la barra superior del navegador. El título también se usará en los motores de búsqueda para la indexación de la página. Se recomienda títulos cortos y descriptivos. </text:p>
          <text:p text:style-name="P122"><text:s text:c="4"/><text:span text:style-name="T82">2. meta: Se indica información sobre la página que usarán los navegadores. Mediante esta etiqueta podemos aplicar información no visible que el navegador emplea para identificar la página.</text:span></text:p>
        </text:list-item>
      </text:list>
      <text:p text:style-name="P88"><text:tab/><text:span text:style-name="T83">Las posibles propiedades de meta son:</text:span></text:p>
      <text:p text:style-name="P88"><text:tab/><text:tab/>→<text:span text:style-name="T83"> chaset: Indica el conjunto de caracteres usado.</text:span></text:p>
      <text:p text:style-name="P88"><text:tab/><text:tab/><text:tab/><text:span text:style-name="T83">&lt;meta chaset=”valor”/&gt;</text:span></text:p>
      <text:p text:style-name="P88"><text:tab/><text:tab/><text:tab/><text:span text:style-name="T84">(valor puede ser: utf-8, ISO-8859-1, etc...)</text:span></text:p>
      <text:p text:style-name="P88"><text:tab/><text:tab/>→<text:span text:style-name="T85"> name: Indica metadatos sobre la página.</text:span></text:p>
      <text:p text:style-name="P88"><text:tab/><text:tab/><text:tab/><text:span text:style-name="T85">&lt;meta name=”valorName” content=”etiqueta”/&gt;</text:span></text:p>
      <text:p text:style-name="P89"><text:tab/><text:tab/><text:tab/><text:span text:style-name="T85">(valorName puede ser: application-name, author, description, keywords, etc..)</text:span></text:p>
      <text:p text:style-name="P91"><text:tab/><text:tab/><text:tab/>(En etiqueta indicaremos el valor que se le da a la propiedad.)</text:p>
      <text:p text:style-name="P91"><text:tab/><text:tab/>→ http-equiv: Permite modificar el comportamiento de la cabecera.</text:p>
      <text:p text:style-name="P91"><text:tab/><text:tab/><text:tab/>&lt;meta http-equiv=”valorEquiv” content=”etiqueta” /&gt;</text:p>
      <text:p text:style-name="P92"><text:tab/><text:tab/><text:tab/>(valorEquiv puede ser: </text:p>
      <text:p text:style-name="P92"><text:tab/><text:tab/><text:tab/><text:tab/>content-type: Especifica el juego de caracteres.</text:p>
      <text:p text:style-name="P92"><text:tab/><text:tab/><text:tab/><text:tab/>default-type: Especifica la hoja de estilos por defecto(CSS).</text:p>
      <text:p text:style-name="P92"><text:tab/><text:tab/><text:tab/><text:tab/>refresh: Indica el tiempo en seg<text:span text:style-name="T87">s</text:span> de la recarga automática de la página</text:p>
      <text:p text:style-name="P90"><text:tab/><text:tab/><text:tab/><text:span text:style-name="T86">)</text:span></text:p>
      <text:p text:style-name="P90"/>
      <text:p text:style-name="P90"/>
      <text:p text:style-name="P90"><text:soft-page-break/><text:tab/><text:tab/><text:span text:style-name="T87">Ejemplos:</text:span></text:p>
      <text:p text:style-name="P90"><text:tab/><text:span text:style-name="T87">HTML5 → &lt;meta charset”utf-8”/&gt;</text:span></text:p>
      <text:p text:style-name="P90"><text:tab/><text:span text:style-name="T87">HTML 4.01 → &lt;meta http-equiv=”content-type” content=”text/html; charset=”UTF-8”/&gt;</text:span></text:p>
      <text:p text:style-name="P90"><text:tab/></text:p>
      <text:p text:style-name="P90"/>
      <text:p text:style-name="P90"/>
      <text:p text:style-name="P93"><text:tab/> <text:s text:c="3"/>3. base: Especifica una dirección URL para todas las direcciones relativas existentes en el <text:tab/>documento. Solo puede haber una etiqueta base por documento y deberá estar contenida en <text:tab/>la sección &lt;head&gt;</text:p>
      <text:p text:style-name="P93"/>
      <text:p text:style-name="P93"><text:tab/><text:span text:style-name="T88">Se especifica:<text:line-break/><text:tab/> <text:s text:c="3"/>- href: indica la dirección relativa para todos los enlaces de la página.<text:line-break/><text:tab/> <text:s text:c="3"/>- target: indica el modo de apertura de enlaces de la página. Los valores de target son:</text:span></text:p>
      <text:list xml:id="list4185289948676938100" text:style-name="L2">
        <text:list-item>
          <text:p text:style-name="P125">_<text:span text:style-name="T89">blank: Abre el enlace en una ventana o pestaña nueva. </text:span></text:p>
        </text:list-item>
        <text:list-item>
          <text:p text:style-name="P125">_<text:span text:style-name="T89">parent: Abre el enlace en el documento que lo contiene.</text:span></text:p>
        </text:list-item>
        <text:list-item>
          <text:p text:style-name="P125">_<text:span text:style-name="T89">self: Abre el enlace en el mismo marco que lo llama. <text:s/></text:span></text:p>
        </text:list-item>
        <text:list-item>
          <text:p text:style-name="P125">_<text:span text:style-name="T89">top: Abre el enlace en el cuerpo completo del navegador.</text:span></text:p>
        </text:list-item>
        <text:list-item>
          <text:p text:style-name="P126">Framename: Indica el formulario que abre el enlace.</text:p>
          <text:p text:style-name="P126"/>
        </text:list-item>
      </text:list>
      <text:p text:style-name="P96"><text:tab/> <text:s text:c="3"/><text:span text:style-name="T90">4. link: Define un enlace entre el documento actual y un fichero externo. Tiene los <text:tab/>siguientes atributos:</text:span></text:p>
      <text:p text:style-name="P96"><text:tab/> <text:s text:c="3"/>- <text:span text:style-name="T90">href: Ubicación física del fichero al que se hace referencia.</text:span></text:p>
      <text:p text:style-name="P96"><text:tab/> <text:s text:c="3"/>- <text:span text:style-name="T90">rel: Especifica el tipo de fichero al que se refiere el enlace (archives, author, icon...).</text:span></text:p>
      <text:p text:style-name="P96"><text:tab/> <text:s text:c="3"/>- <text:span text:style-name="T90">type: Tipo de fichero al que se hace referencia. A estos tipos los llamaremos <text:tab/><text:tab/><text:tab/> <text:s text:c="2"/><text:tab/> <text:s text:c="3"/>InternetMediaTypes. Para más info buscar en google IANA MEDIA TYPES. <text:tab/><text:tab/><text:tab/> <text:s text:c="3"/>Algunos son text/css, text/javascript, text/html...</text:span></text:p>
      <text:p text:style-name="P96"/>
      <text:p text:style-name="P94"><text:tab/> <text:s text:c="3"/><text:span text:style-name="T91">5. script: Se emplea para incluir elementos escritos en un lenguaje de programación de <text:tab/>cliente que complementa las acciones de código HTML de un documento. Se puede indicar:</text:span></text:p>
      <text:p text:style-name="P94"><text:tab/> <text:s text:c="2"/>- <text:span text:style-name="T91">En línea:</text:span></text:p>
      <text:p text:style-name="P94"><text:tab/><text:tab/><text:span text:style-name="T91">&lt;script type=”text/javascript”&gt;</text:span></text:p>
      <text:p text:style-name="P94"><text:tab/><text:tab/><text:tab/><text:span text:style-name="T91">Código Javascript.</text:span></text:p>
      <text:p text:style-name="P94"><text:tab/><text:tab/><text:span text:style-name="T91">&lt;/script&gt;</text:span></text:p>
      <text:p text:style-name="P113"/>
      <text:p text:style-name="P94"/>
      <text:p text:style-name="P94"><text:tab/><text:tab/><text:tab/><text:tab/><text:span text:style-name="T92">Hasta aquí segunda evaluación.</text:span></text:p>
      <text:p text:style-name="P113"><text:tab/><text:tab/></text:p>
      <text:p text:style-name="P94"><text:tab/> <text:s text:c="2"/>- <text:span text:style-name="T92">en otro fichero;</text:span></text:p>
      <text:p text:style-name="P94"><text:tab/><text:tab/><text:span text:style-name="T92">&lt;script type=”text/javascript” src=”fichero”&gt; &lt;/script&gt;</text:span></text:p>
      <text:p text:style-name="P94"/>
      <text:p text:style-name="P94"><text:tab/> <text:s text:c="3"/><text:span text:style-name="T93">6. style: Se utiliza para definir el estilo que se aplica al documento de manera online (sin <text:tab/>especificar fichero).</text:span></text:p>
      <text:p text:style-name="P94"><text:tab/></text:p>
      <text:p text:style-name="P94"><text:tab/><text:span text:style-name="T94">&lt;style type=”text/css”&gt; Estilos en formato CSS &lt;/style&gt;</text:span></text:p>
      <text:p text:style-name="P94"/>
      <text:p text:style-name="P95"><text:tab/><text:span text:style-name="T94">El estilo especifica:</text:span></text:p>
      <text:p text:style-name="P98"><text:tab/> <text:s text:c="3"/>- online (&lt;style type=”text/css”&gt;&lt;/style&gt;)</text:p>
      <text:p text:style-name="P98"><text:tab/> <text:s text:c="3"/>- offline(&lt;link rel=”stylesheet” type=”text/css” href=”fich”&gt;)</text:p>
      <text:p text:style-name="P98"><text:tab/> <text:s text:c="3"/>- Con atributo style del objeto.</text:p>
      <text:p text:style-name="P97"/>
      <text:p text:style-name="P97"/>
      <text:p text:style-name="P97"/>
      <text:list xml:id="list1072947617461887129" text:style-name="L3">
        <text:list-item>
          <text:p text:style-name="P123"><text:soft-page-break/>Etiquetas de &lt;<text:span text:style-name="T95">body</text:span>&gt;:</text:p>
          <text:p text:style-name="P127">a) Atributos de body</text:p>
          <text:p text:style-name="P124"><text:s text:c="4"/><text:span text:style-name="T95">Todos los atributos se encuentran en desuso y es preferible usar CSS.<text:line-break/><text:tab/>a.1_ color de fondo: El color se puede especificar como:<text:line-break/><text:tab/><text:tab/>* &lt;NombreColor&gt;: especifia el nombre del color en inglés(red, lightblue, etc)<text:line-break/><text:tab/><text:tab/>* &lt;#ValorHexadecimal&gt;: Especifica el valor hexadecimal para los valores <text:tab/><text:tab/>RGB (entre 0 y 255).<text:line-break/><text:tab/>a.2_ Imagen de fondo: Establece una imagen fija como fondo del cuerpo.<text:line-break/><text:tab/>a.3_ Colores de textos y enlaces: <text:line-break/><text:tab/><text:tab/>* text: Color del texto del documento.<text:line-break/><text:tab/><text:tab/>* link: Color de los enlaces no visitados.<text:line-break/><text:tab/><text:tab/>* vlink: Color de los enlaces ya visitados.<text:line-break/><text:tab/><text:tab/>* alink: Color de los enlaces activos.<text:line-break/>b) Párrafos<text:line-break/> <text:s text:c="3"/><text:tab/><text:line-break/><text:tab/>b.1_ párrafos: Crea un párrafo creando una línea antes y después del párrafo. Tiene <text:tab/>un atributo para alinear (align), este puede contener center, left o right. Ejm:<text:line-break/><text:tab/>&lt;p align = “left”&gt; Bloque &lt;/p&gt;<text:line-break/><text:tab/><text:line-break/><text:tab/>b.2_</text:span><text:span text:style-name="T44">divisiones</text:span><text:span text:style-name="T95">: Crea un párrafo en la que puede definir la alineación de los elementos. <text:tab/>Tiene un atributo para alinear (align), este puede contener center, left o right. Ejm:<text:line-break/><text:tab/>&lt;div align=”center&gt; Patata &lt;/div&gt;<text:line-break/><text:tab/><text:line-break/><text:tab/>b.3_span: Crea un elemento en línea que puede emplearse como un elemento dentro <text:line-break/><text:tab/>de otro contenedor. La utilidad principal es aplicar estilos diferenciados a una zona <text:tab/>concreta de un elemento.<text:line-break/></text:span></text:p>
          <text:p text:style-name="P128">Un elemento DIV, es similar a un elemento SPAN en el sentido de contenedores de otros elementos. <text:span text:style-name="T96">DIV, además, puede contener otros elementos como párrafos, tablas, imágenes, otros DIV, etc..<text:line-break/><text:line-break/><text:tab/>b.4_ referencias entre elementos HTML y elementos CSS:<text:line-break/><text:tab/><text:tab/>* Mediante identificador: Elemento que define un componente de un <text:tab/><text:tab/><text:tab/>documento HTML de manera única. Es IMPORTANTE que el identificador <text:tab/><text:tab/>de un elemento sea ÚNICO.<text:line-break/><text:line-break/><text:tab/><text:tab/>En HTML:<text:line-break/><text:tab/><text:tab/><text:tab/>&lt;elemento id=”nombreId&gt; lo que sea &lt;/elemento&gt;<text:line-break/><text:tab/><text:tab/>En CSS:<text:line-break/><text:tab/><text:tab/><text:tab/>#nombreID{<text:line-break/><text:tab/><text:tab/><text:tab/><text:tab/>ElementosCSS<text:line-break/><text:tab/><text:tab/><text:tab/>}<text:line-break/><text:tab/><text:tab/>* Mediante clases: Elemento que sirve para identificar un grupo de elementos <text:tab/><text:tab/>con las mismas propiedades. Se emplea cuando un conjunto de elementos <text:tab/><text:tab/>HTML de un documento poseen las mismas cualidades.<text:line-break/><text:line-break/><text:tab/><text:tab/>En HTML:<text:line-break/><text:tab/><text:tab/><text:tab/>&lt;elemento class=”nombreClase”&gt; Bloque &lt;/elemento&gt;<text:line-break/><text:tab/><text:tab/>En CSS:<text:line-break/><text:tab/><text:tab/><text:tab/>.nombreClase{<text:line-break/><text:tab/><text:tab/><text:tab/><text:tab/>ElementosCSS<text:line-break/><text:tab/><text:tab/><text:tab/>}</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Ramón</meta:initial-creator>
    <meta:creation-date>2016-10-07T12:04:58.178076851</meta:creation-date>
    <dc:date>2017-03-27T12:15:44.253443461</dc:date>
    <dc:creator>Guillermo Ramón</dc:creator>
    <meta:editing-duration>PT11H9M37S</meta:editing-duration>
    <meta:editing-cycles>94</meta:editing-cycles>
    <meta:generator>LibreOffice/5.1.6.2$Linux_X86_64 LibreOffice_project/10m0$Build-2</meta:generator>
    <meta:document-statistic meta:table-count="1" meta:image-count="0" meta:object-count="0" meta:page-count="13" meta:paragraph-count="339" meta:word-count="4339" meta:character-count="28839" meta:non-whitespace-character-count="24049"/>
  </office:meta>
</office:document-meta>
</file>